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1a1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да так, накатывает....</text:p>
      <text:p text:style-name="Standard">15 авг, 2016 at 10:26 AM</text:p>
      <text:p text:style-name="Standard"/>
      <text:p text:style-name="Standard">Нужно смириться и просто принять:</text:p>
      <text:p text:style-name="Standard">"Кто умер, того не вернуть".</text:p>
      <text:p text:style-name="Standard">Но если успел он к себе привязать,</text:p>
      <text:p text:style-name="Standard">Что хочется даже всплакнуть?</text:p>
      <text:p text:style-name="Standard">Как можно забыть, с кем ты прожил не год,</text:p>
      <text:p text:style-name="Standard">Как можно его отпустить?</text:p>
      <text:p text:style-name="Standard">Того, кто тебя бескорыстно любил</text:p>
      <text:p text:style-name="Standard">И, может быть, боготворил?</text:p>
      <text:p text:style-name="Standard"/>
      <text:p text:style-name="Standard"/>
      <text:p text:style-name="Standard">когда-то насущное</text:p>
      <text:p text:style-name="Standard">9 окт, 2013 at 4:16 PM</text:p>
      <text:p text:style-name="Standard"/>
      <text:p text:style-name="Standard">Even if i has no mood</text:p>
      <text:p text:style-name="Standard">I preparing supper food,</text:p>
      <text:p text:style-name="Standard">Even with empty head as log</text:p>
      <text:p text:style-name="Standard">I do something and play with dog.</text:p>
      <text:p text:style-name="Standard">Even when i want to sleep</text:p>
      <text:p text:style-name="Standard">Reading News and code deep.</text:p>
      <text:p text:style-name="Standard">But to feel myself the best</text:p>
      <text:p text:style-name="Standard">Anyway, i need to rest</text:p>
      <text:p text:style-name="Standard"/>
      <text:p text:style-name="Standard"/>
      <text:p text:style-name="Standard">ночное</text:p>
      <text:p text:style-name="Standard">22 май, 2010 at 1:47 AM</text:p>
      <text:p text:style-name="Standard"/>
      <text:p text:style-name="Standard">Мне хотелось бы стать женщиной,</text:p>
      <text:p text:style-name="Standard">Чтоб красивою быть, чтоб ребенка родить,</text:p>
      <text:p text:style-name="Standard">Быть поэту музою чистою</text:p>
      <text:p text:style-name="Standard">И заставить о бедах забыть.</text:p>
      <text:p text:style-name="Standard"/>
      <text:p text:style-name="Standard">Мне хотелось бы стать приведением,</text:p>
      <text:p text:style-name="Standard">Чтоб спокойно летать, с<text:span text:style-name="T1">к</text:span>во<text:span text:style-name="T1">з</text:span>ь стену проникать,</text:p>
      <text:p text:style-name="Standard">Не бояться людских злобных умыслов</text:p>
      <text:p text:style-name="Standard">И конечно же, не умирать.</text:p>
      <text:p text:style-name="Standard"/>
      <text:p text:style-name="Standard">Мне хотелось бы стать волшебником,</text:p>
      <text:p text:style-name="Standard">Чтобы радость людям дарить,</text:p>
      <text:p text:style-name="Standard">Просто так всем делать подарки</text:p>
      <text:p text:style-name="Standard">И о деньгах уже не тужить.</text:p>
      <text:p text:style-name="Standard"/>
      <text:p text:style-name="Standard">Мне хотелось бы стать птицею,</text:p>
      <text:p text:style-name="Standard">Чтоб парить в небесах у людей на глазах,</text:p>
      <text:p text:style-name="Standard">Чтобы петь, невзирая на критику,</text:p>
      <text:p text:style-name="Standard">Чтоб описанной быть в стихах.</text:p>
      <text:p text:style-name="Standard"/>
      <text:p text:style-name="Standard">Мне хотелось бы стать света лучиком</text:p>
      <text:p text:style-name="Standard">Чтоб весь мир облететь и увидеть его,</text:p>
      <text:p text:style-name="Standard">Чтоб нести только жизнь безвозмездно,</text:p>
      <text:p text:style-name="Standard"><text:soft-page-break/>Не желая взамен ничего...</text:p>
      <text:p text:style-name="Standard"/>
      <text:p text:style-name="Standard">Мне хотелось бы стать очень многим,</text:p>
      <text:p text:style-name="Standard">Только вывод я сделал такой:</text:p>
      <text:p text:style-name="Standard">Чтобы уж в конец не запутаться,</text:p>
      <text:p text:style-name="Standard">Лучше мне остаться собой.</text:p>
      <text:p text:style-name="Standard"/>
      <text:p text:style-name="Standard"/>
      <text:p text:style-name="Standard">бред.... но по сути</text:p>
      <text:p text:style-name="Standard">12 ноя, 2009 at 8:40 PM</text:p>
      <text:p text:style-name="Standard"/>
      <text:p text:style-name="Standard">Когда я был моложе и был силами богат,</text:p>
      <text:p text:style-name="Standard">Душа моя цвела как вешний сад,</text:p>
      <text:p text:style-name="Standard">С годами, напрягаяся немало,</text:p>
      <text:p text:style-name="Standard">Она, увы, почти совсем увяла..</text:p>
      <text:p text:style-name="Standard">И как ручей в глубокой тени ивняка,</text:p>
      <text:p text:style-name="Standard">Скользит ее струя.... пока...</text:p>
      <text:p text:style-name="Standard"/>
      <text:p text:style-name="Standard"/>
      <text:p text:style-name="Standard">Нужные слова</text:p>
      <text:p text:style-name="Standard">7 ноя, 2009 at 11:52 AM</text:p>
      <text:p text:style-name="Standard"/>
      <text:p text:style-name="Standard">Не дождался я слова "Останься!",</text:p>
      <text:p text:style-name="Standard">Не дождаться мне слова "Вернись",</text:p>
      <text:p text:style-name="Standard">Как пузырь мыльный, хрупкий, надежда</text:p>
      <text:p text:style-name="Standard">Улетает отчаянно ввысь.</text:p>
      <text:p text:style-name="Standard">"Ты мне нужен" - всего лишь три слова</text:p>
      <text:p text:style-name="Standard">Не дождаться... Душа, не грусти!</text:p>
      <text:p text:style-name="Standard">Все равно никогда не услышать</text:p>
      <text:p text:style-name="Standard">Мне одно только слово: "Прости".</text:p>
      <text:p text:style-name="Standard"/>
      <text:p text:style-name="Standard"/>
      <text:p text:style-name="Standard">3 ноя, 2009 10:59 AM</text:p>
      <text:p text:style-name="Standard"/>
      <text:p text:style-name="Standard">Приходит ночь, итоги подводя,</text:p>
      <text:p text:style-name="Standard">Увы, проблем всех не решая...</text:p>
      <text:p text:style-name="Standard">В душе ноябрь с дождями и печалью,</text:p>
      <text:p text:style-name="Standard">А хочется-то солнечного мая...</text:p>
      <text:p text:style-name="Standard"/>
      <text:p text:style-name="Standard">Душа в себе горючую слезу,</text:p>
      <text:p text:style-name="Standard">Ты одинок, подушку обнимаешь.</text:p>
      <text:p text:style-name="Standard">Перед приходом сна опять, опять</text:p>
      <text:p text:style-name="Standard">Ту, по которой плачешь, вспоминаешь.</text:p>
      <text:p text:style-name="Standard"/>
      <text:p text:style-name="Standard">Наступит новый день и, может быть,</text:p>
      <text:p text:style-name="Standard">Отступит горечь перед новою заботой.</text:p>
      <text:p text:style-name="Standard">И ты пытаешься от мыслей отойти,</text:p>
      <text:p text:style-name="Standard">Себя, как прежде, загрузив работой.</text:p>
      <text:p text:style-name="Standard"/>
      <text:p text:style-name="Standard">Случайной фразы хватит, чтобы вновь</text:p>
      <text:p text:style-name="Standard">Разбить покой, испортить настроение.</text:p>
      <text:p text:style-name="Standard">И может быть, опять ты, как всегда,</text:p>
      <text:p text:style-name="Standard"><text:soft-page-break/>Еще одно родишь стихотворение.</text:p>
      <text:p text:style-name="Standard"/>
      <text:p text:style-name="Standard"/>
      <text:p text:style-name="Standard">просто горько</text:p>
      <text:p text:style-name="Standard">3 ноя, 2009 at 8:26 AM</text:p>
      <text:p text:style-name="Standard"/>
      <text:p text:style-name="Standard">Мне с тобою, увы, не ужиться.</text:p>
      <text:p text:style-name="Standard">Мы с тобою разные люди</text:p>
      <text:p text:style-name="Standard">И друг друга не понимаем.</text:p>
      <text:p text:style-name="Standard">Говоришь ты: "давай все обсудим".</text:p>
      <text:p text:style-name="Standard">Как тебе пояснить: не могу я</text:p>
      <text:p text:style-name="Standard">Порой выразить чувства словами.</text:p>
      <text:p text:style-name="Standard">И не в силах преодолеть уж,</text:p>
      <text:p text:style-name="Standard">Пропасть ту, что легла между нами.</text:p>
      <text:p text:style-name="Standard">Ты мои слезы не замечала,</text:p>
      <text:p text:style-name="Standard">Я твои видел только однажды,</text:p>
      <text:p text:style-name="Standard">Но ты знаешь.... Иссяк очень быстро</text:p>
      <text:p text:style-name="Standard">Примириться источник жажды.</text:p>
      <text:p text:style-name="Standard">Я ведь многое не понимаю,</text:p>
      <text:p text:style-name="Standard">Ты к себе же не подпускаешь,</text:p>
      <text:p text:style-name="Standard">Причиняя реальную боль,</text:p>
      <text:p text:style-name="Standard">Ты хоть это-то понимаешь?!</text:p>
      <text:p text:style-name="Standard">Я хочу успокоиться снова,</text:p>
      <text:p text:style-name="Standard">Обрести душевный покой,</text:p>
      <text:p text:style-name="Standard">Может быть, завести отношения,</text:p>
      <text:p text:style-name="Standard">Но, увы, в этот раз не с тобой.</text:p>
      <text:p text:style-name="Standard"/>
      <text:p text:style-name="Standard"/>
      <text:p text:style-name="Standard">по поводу и без</text:p>
      <text:p text:style-name="Standard">8 окт, 2009 at 9:59 PM</text:p>
      <text:p text:style-name="Standard"/>
      <text:p text:style-name="Standard">Я постараюсь больше не плакать,</text:p>
      <text:p text:style-name="Standard">Забыть ее мягкость рук,</text:p>
      <text:p text:style-name="Standard">Тепло, что меня согревало -</text:p>
      <text:p text:style-name="Standard">Пора разорвать этот круг,</text:p>
      <text:p text:style-name="Standard">Где я снова и снова</text:p>
      <text:p text:style-name="Standard">Мыслями к ней возвращаюсь.</text:p>
      <text:p text:style-name="Standard">Даю себе честно слово забыть,</text:p>
      <text:p text:style-name="Standard">Но видно, плохо пытаюсь.</text:p>
      <text:p text:style-name="Standard">И как мне из памяти выкинуть,</text:p>
      <text:p text:style-name="Standard">Как лежала она, больная,</text:p>
      <text:p text:style-name="Standard">Вцепившись холодными пальцами,</text:p>
      <text:p text:style-name="Standard">Беззащитная очень такая...</text:p>
      <text:p text:style-name="Standard">Как зимой я к ней прижимался,</text:p>
      <text:p text:style-name="Standard">Она же теплом делилась.</text:p>
      <text:p text:style-name="Standard">Рука об руку как гуляли</text:p>
      <text:p text:style-name="Standard">Забыть как, скажи на милость.</text:p>
      <text:p text:style-name="Standard">И стереть мне воспоминания,</text:p>
      <text:p text:style-name="Standard">Как она от меня отвернулась...</text:p>
      <text:p text:style-name="Standard">И слезинку убрать предательскую,</text:p>
      <text:p text:style-name="Standard">Что опять на глаза навернулась.</text:p>
      <text:p text:style-name="Standard"/>
      <text:p text:style-name="Standard"><text:soft-page-break/></text:p>
      <text:p text:style-name="Standard">вечерне-асечное</text:p>
      <text:p text:style-name="Standard">7 окт, 2009 at 9:17 PM</text:p>
      <text:p text:style-name="Standard"/>
      <text:p text:style-name="Standard">19:57:48:</text:p>
      <text:p text:style-name="Standard">It just an autumn, it not the end.</text:p>
      <text:p text:style-name="Standard">But when you looking on soppy land</text:p>
      <text:p text:style-name="Standard">You feel like drowning ordinar world</text:p>
      <text:p text:style-name="Standard">And can't say any gladsome word.</text:p>
      <text:p text:style-name="Standard"/>
      <text:p text:style-name="Standard">20:09:57:</text:p>
      <text:p text:style-name="Standard">это просто осень, вечер, настроение</text:p>
      <text:p text:style-name="Standard">это просто так, никак не вдохновение</text:p>
      <text:p text:style-name="Standard">сижу я одиноко, грустно мне, скучаю</text:p>
      <text:p text:style-name="Standard">потому и всякое просто сочиняю</text:p>
      <text:p text:style-name="Standard"/>
      <text:p text:style-name="Standard">20:11:00:</text:p>
      <text:p text:style-name="Standard">:) не всегда, поверь, мне, не всегда</text:p>
      <text:p text:style-name="Standard">музы зажигается звезда</text:p>
      <text:p text:style-name="Standard"/>
      <text:p text:style-name="Standard">20:24:26:</text:p>
      <text:p text:style-name="Standard">Интернет не панацея - человекозаменитель,</text:p>
      <text:p text:style-name="Standard">он тебе не собеседник: сам и автор, сам и зритель</text:p>
      <text:p text:style-name="Standard">и ему совсем не важно, есть ты или тебя нет.</text:p>
      <text:p text:style-name="Standard">Интернет не панацея, не лекарство, не ответ</text:p>
      <text:p text:style-name="Standard"/>
      <text:p text:style-name="Standard">20:51:35:</text:p>
      <text:p text:style-name="Standard">Грустный дождь за окном тишину разрывает,</text:p>
      <text:p text:style-name="Standard">Только ветер порою ему подпевает.</text:p>
      <text:p text:style-name="Standard">И как будто все вымерло в этой округе...</text:p>
      <text:p text:style-name="Standard">Я сижу и скучаю безмерно о друге.</text:p>
      <text:p text:style-name="Standard"/>
      <text:p text:style-name="Standard">Том, что мог бы быть рядом, не дать мне скучать,</text:p>
      <text:p text:style-name="Standard">Или просто сидеть и со мною молчать,</text:p>
      <text:p text:style-name="Standard">Чтоб не был этот мир для меня однобоким,</text:p>
      <text:p text:style-name="Standard">Чтоб не чувствовал так я себя одиноким.</text:p>
      <text:p text:style-name="Standard"/>
      <text:p text:style-name="Standard"/>
      <text:p text:style-name="Standard">22 сент, 2009 12:12 AM</text:p>
      <text:p text:style-name="Standard"/>
      <text:p text:style-name="Standard">Я это не считал любовью</text:p>
      <text:p text:style-name="Standard">И думал, только малой кровью</text:p>
      <text:p text:style-name="Standard">Отделаться... Я был не прав.</text:p>
      <text:p text:style-name="Standard">Я все же сильно заблуждался:</text:p>
      <text:p text:style-name="Standard">Попался, снова привязался</text:p>
      <text:p text:style-name="Standard">И даже несмотря на нрав.</text:p>
      <text:p text:style-name="Standard"/>
      <text:p text:style-name="Standard">Я ей не знаю, что сказать.</text:p>
      <text:p text:style-name="Standard">"Люблю" - получится соврать.</text:p>
      <text:p text:style-name="Standard">Но не совсем ведь равнодушен!</text:p>
      <text:p text:style-name="Standard">Казалось, загасил уже</text:p>
      <text:p text:style-name="Standard">Все то, что дергалось в душе,</text:p>
      <text:p text:style-name="Standard"><text:soft-page-break/>И снова мой покой нарушен.</text:p>
      <text:p text:style-name="Standard"/>
      <text:p text:style-name="Standard">Ей ни к чему все это знать,</text:p>
      <text:p text:style-name="Standard">Ведь все равно мне не сказать,</text:p>
      <text:p text:style-name="Standard">Она чтоб не критиковала,</text:p>
      <text:p text:style-name="Standard">Как нужен мне ДРУГОЙ покой</text:p>
      <text:p text:style-name="Standard">И кто-то рядышком порой...</text:p>
      <text:p text:style-name="Standard">Ах, лучше бы она молчала!</text:p>
      <text:p text:style-name="Standard"/>
      <text:p text:style-name="Standard">Жестокость сознавая фраз,</text:p>
      <text:p text:style-name="Standard">Она мне их твердит не раз,</text:p>
      <text:p text:style-name="Standard">А я ведь до сих пор не знаю,</text:p>
      <text:p text:style-name="Standard">Что чувствует внутри она,</text:p>
      <text:p text:style-name="Standard">Ее другая сторона,</text:p>
      <text:p text:style-name="Standard">И только, как дурак, гадаю...</text:p>
      <text:p text:style-name="Standard"/>
      <text:p text:style-name="Standard">Быть может, плачет, как и я,</text:p>
      <text:p text:style-name="Standard">А может, вовсе ни.... чего.</text:p>
      <text:p text:style-name="Standard">Она мне это не расскажет.</text:p>
      <text:p text:style-name="Standard">Лишь рассмеется как всегда,</text:p>
      <text:p text:style-name="Standard">Как будто это не беда,</text:p>
      <text:p text:style-name="Standard">И колкость грубую вновь скажет.</text:p>
      <text:p text:style-name="Standard"/>
      <text:p text:style-name="Standard">...И может тихо перед сном</text:p>
      <text:p text:style-name="Standard">Мы плачем с нею об одном...</text:p>
      <text:p text:style-name="Standard"/>
      <text:p text:style-name="Standard"/>
      <text:p text:style-name="Standard">3 сент, 2009 10:00 AM</text:p>
      <text:p text:style-name="Standard"/>
      <text:p text:style-name="Standard">Быть может, не каждый, но все ж согласится:</text:p>
      <text:p text:style-name="Standard">Разбитое сердце ножа не боится.</text:p>
      <text:p text:style-name="Standard">Но все же не хочется вновь испытать,</text:p>
      <text:p text:style-name="Standard">Когда его холодно стали топтать.</text:p>
      <text:p text:style-name="Standard"/>
      <text:p text:style-name="Standard"/>
      <text:p text:style-name="Standard">Вечернее</text:p>
      <text:p text:style-name="Standard">4 авг, 2009 at 9:49 PM</text:p>
      <text:p text:style-name="Standard"/>
      <text:p text:style-name="Standard">Все же плохо у меня с английским...</text:p>
      <text:p text:style-name="Standard">"Зато у нас песни хорошие!" ©</text:p>
      <text:p text:style-name="Standard"/>
      <text:p text:style-name="Standard">I stay alone on the field</text:p>
      <text:p text:style-name="Standard">where no life anymore, just death.</text:p>
      <text:p text:style-name="Standard">I singing similar to howl</text:p>
      <text:p text:style-name="Standard">And have no power to breath.</text:p>
      <text:p text:style-name="Standard"/>
      <text:p text:style-name="Standard">Nobody here all around</text:p>
      <text:p text:style-name="Standard">Just only me, all my friends gone.</text:p>
      <text:p text:style-name="Standard">Filled by alien blood this earth,</text:p>
      <text:p text:style-name="Standard">Alone it and i alone.</text:p>
      <text:p text:style-name="Standard"/>
      <text:p text:style-name="Standard">White dead moon and faded sun</text:p>
      <text:p text:style-name="Standard"><text:soft-page-break/>Just they above me spread.</text:p>
      <text:p text:style-name="Standard">I always here, i'm alone,</text:p>
      <text:p text:style-name="Standard">Sad guardian of the dead.</text:p>
      <text:p text:style-name="Standard"/>
      <text:p text:style-name="Standard"/>
      <text:p text:style-name="Standard">настроенческое (без редакции)</text:p>
      <text:p text:style-name="Standard">28 апр, 2009 at 11:42 AM</text:p>
      <text:p text:style-name="Standard"/>
      <text:p text:style-name="Standard">Мерный гул компьютерного шума</text:p>
      <text:p text:style-name="Standard">Клики мышкой, в целом - тишина,</text:p>
      <text:p text:style-name="Standard">Словно сон на офис опустился,</text:p>
      <text:p text:style-name="Standard">За окном же бурная весна.</text:p>
      <text:p text:style-name="Standard"/>
      <text:p text:style-name="Standard">Оживают травы и деревья,</text:p>
      <text:p text:style-name="Standard">Покрывая зеленью природу,</text:p>
      <text:p text:style-name="Standard">Солнце, ветерок, пичуги пенье</text:p>
      <text:p text:style-name="Standard">Дарит настроение народу.</text:p>
      <text:p text:style-name="Standard"/>
      <text:p text:style-name="Standard">И конечно, нет желания работать,</text:p>
      <text:p text:style-name="Standard">Хочется умчаться прочь из кабинета,</text:p>
      <text:p text:style-name="Standard">Погулять с любимой иль друзьями</text:p>
      <text:p text:style-name="Standard">В ожиданьи наступленья лета.</text:p>
      <text:p text:style-name="Standard"/>
      <text:p text:style-name="Standard"/>
      <text:p text:style-name="Standard">утренний метровый бред (не судите строго, без обработки)</text:p>
      <text:p text:style-name="Standard">21 апр, 2009 at 10:05 AM</text:p>
      <text:p text:style-name="Standard"/>
      <text:p text:style-name="Standard">Нежную шею слегка оголила,</text:p>
      <text:p text:style-name="Standard">Родинку прямо за ухом открыла,</text:p>
      <text:p text:style-name="Standard">На край окна голову положила,</text:p>
      <text:p text:style-name="Standard">Ехала, будто совсем не спешила...</text:p>
      <text:p text:style-name="Standard"/>
      <text:p text:style-name="Standard">Время от времени взгляд из-под век</text:p>
      <text:p text:style-name="Standard">Бросала на ехавших с ней человек.</text:p>
      <text:p text:style-name="Standard">Руки запрятав, как будто стесняясь,</text:p>
      <text:p text:style-name="Standard">Молча сидела она, улыбаясь.</text:p>
      <text:p text:style-name="Standard"/>
      <text:p text:style-name="Standard">Русых пучок непослушных волос</text:p>
      <text:p text:style-name="Standard">Словно скрывал в себе чей-то вопрос,</text:p>
      <text:p text:style-name="Standard">Прядкой отдельною лишь выбиваясь,</text:p>
      <text:p text:style-name="Standard">То ль подчеркнуть, то ли спрятать пытаясь...</text:p>
      <text:p text:style-name="Standard"/>
      <text:p text:style-name="Standard">Красную сумку сжимала неловко</text:p>
      <text:p text:style-name="Standard">(Видно, не скоро её остановка),</text:p>
      <text:p text:style-name="Standard">Белых ногтей удлиненный овал</text:p>
      <text:p text:style-name="Standard">О маникюре явно намекал.</text:p>
      <text:p text:style-name="Standard"/>
      <text:p text:style-name="Standard">Нету сережек, косметики малость,</text:p>
      <text:p text:style-name="Standard">Но не виднелась на лике усталость,</text:p>
      <text:p text:style-name="Standard">А в её взгляде покой и уверенность,</text:p>
      <text:p text:style-name="Standard">Полуневинность и полуветренность...</text:p>
      <text:p text:style-name="Standard"/>
      <text:p text:style-name="Standard"><text:soft-page-break/>Увы, тут поезд подошел к пересадочной станции и все дружной толпой высыпались из вагона...Муза исчезла за чужими спинами</text:p>
      <text:p text:style-name="Standard"/>
      <text:p text:style-name="Standard"/>
      <text:p text:style-name="Standard">под настроение</text:p>
      <text:p text:style-name="Standard">26 мар, 2009 at 4:38 PM</text:p>
      <text:p text:style-name="Standard"/>
      <text:p text:style-name="Standard">И хотелось бы плакать,</text:p>
      <text:p text:style-name="Standard">Да слез не осталось.</text:p>
      <text:p text:style-name="Standard">То не драма какая,</text:p>
      <text:p text:style-name="Standard">А просто усталость...</text:p>
      <text:p text:style-name="Standard"/>
      <text:p text:style-name="Standard">Словно резвые кони,</text:p>
      <text:p text:style-name="Standard">Мысли прочь убежали,</text:p>
      <text:p text:style-name="Standard">И теперь поддаюсь я</text:p>
      <text:p text:style-name="Standard">Тихой светлой печали...</text:p>
      <text:p text:style-name="Standard"/>
      <text:p text:style-name="Standard">Мне бы делом заняться,</text:p>
      <text:p text:style-name="Standard">Чтобы дух захватило,</text:p>
      <text:p text:style-name="Standard">Чтоб интересовало,</text:p>
      <text:p text:style-name="Standard">Чтоб сказали все: мило!</text:p>
      <text:p text:style-name="Standard"/>
      <text:p text:style-name="Standard">Только силы пропали,</text:p>
      <text:p text:style-name="Standard">Оставляя в упадке.</text:p>
      <text:p text:style-name="Standard">Точно - что-то не ладно</text:p>
      <text:p text:style-name="Standard">В моей жизни порядке...</text:p>
      <text:p text:style-name="Standard"/>
      <text:p text:style-name="Standard">Я могу очень много,</text:p>
      <text:p text:style-name="Standard">Но набраться бы сил,</text:p>
      <text:p text:style-name="Standard">Что со мною творится,</text:p>
      <text:p text:style-name="Standard">Так никто не спросил...</text:p>
      <text:p text:style-name="Standard"/>
      <text:p text:style-name="Standard">Потерплю еще малость,</text:p>
      <text:p text:style-name="Standard">Накоплю я силенок,</text:p>
      <text:p text:style-name="Standard">Буду снова резвиться,</text:p>
      <text:p text:style-name="Standard">Беззаботный ребенок...</text:p>
      <text:p text:style-name="Standard"/>
      <text:p text:style-name="Standard">А пока лишь безделье,</text:p>
      <text:p text:style-name="Standard">Пока запустен<text:span text:style-name="T1">и</text:span>е,</text:p>
      <text:p text:style-name="Standard">Ненадолго, но все же</text:p>
      <text:p text:style-name="Standard">Глупое расслаблен<text:span text:style-name="T1">и</text:span>е...</text:p>
      <text:p text:style-name="Standard"/>
      <text:p text:style-name="Standard"/>
      <text:p text:style-name="Standard">тебе</text:p>
      <text:p text:style-name="Standard">2 мар, 2009 at 5:17 PM</text:p>
      <text:p text:style-name="Standard"/>
      <text:p text:style-name="Standard">Взгляни: мой мир такой простой,</text:p>
      <text:p text:style-name="Standard">Людей в нем много и огней,</text:p>
      <text:p text:style-name="Standard">Но он становится пустой,</text:p>
      <text:p text:style-name="Standard">Когда я думаю о ней.</text:p>
      <text:p text:style-name="Standard"/>
      <text:p text:style-name="Standard">Опять раздор, опять стена</text:p>
      <text:p text:style-name="Standard"><text:soft-page-break/>Меж нами выросла внезапно,</text:p>
      <text:p text:style-name="Standard">И я один, и ты одна...</text:p>
      <text:p text:style-name="Standard">Мне это видеть неприятно.</text:p>
      <text:p text:style-name="Standard"/>
      <text:p text:style-name="Standard">Ты говоришь, я виноват</text:p>
      <text:p text:style-name="Standard">И смотришь, взглядом обвиняя,</text:p>
      <text:p text:style-name="Standard">А я, дурак, гляжу назад,</text:p>
      <text:p text:style-name="Standard">Своей вины не ощущая.</text:p>
      <text:p text:style-name="Standard"/>
      <text:p text:style-name="Standard">Я сделал то, что говорил,</text:p>
      <text:p text:style-name="Standard">Хотел лишь получить покой,</text:p>
      <text:p text:style-name="Standard">Итог, увы, всегда один -</text:p>
      <text:p text:style-name="Standard">Я вновь рассорился с тобой.</text:p>
      <text:p text:style-name="Standard"/>
      <text:p text:style-name="Standard">Терпел, терплю, готов терпеть,</text:p>
      <text:p text:style-name="Standard">То что со мною ты творишь,</text:p>
      <text:p text:style-name="Standard">Но ТЫ не можешь всё прозреть</text:p>
      <text:p text:style-name="Standard">И лишь обиженно молчишь.</text:p>
      <text:p text:style-name="Standard"/>
      <text:p text:style-name="Standard">Ведь я не кукла, я живой,</text:p>
      <text:p text:style-name="Standard">И у меня своё желание,</text:p>
      <text:p text:style-name="Standard">Пускай привыкла быть одной -</text:p>
      <text:p text:style-name="Standard">Но это ведь не основание.</text:p>
      <text:p text:style-name="Standard"/>
      <text:p text:style-name="Standard">Пойми, ты причиняешь боль,</text:p>
      <text:p text:style-name="Standard">Пойми, у всех свои причины,</text:p>
      <text:p text:style-name="Standard">Пусть люди кажутся порой</text:p>
      <text:p text:style-name="Standard">Тенями - это всё личины.</text:p>
      <text:p text:style-name="Standard"/>
      <text:p text:style-name="Standard">Тебе, увы, неинтересны</text:p>
      <text:p text:style-name="Standard">Причины некоторых дел.</text:p>
      <text:p text:style-name="Standard">И остаются неизвестны,</text:p>
      <text:p text:style-name="Standard">Ведь я назвать их не успел.</text:p>
      <text:p text:style-name="Standard"/>
      <text:p text:style-name="Standard">Переживаю и страдаю,</text:p>
      <text:p text:style-name="Standard">И боль боюсь я причинить,</text:p>
      <text:p text:style-name="Standard">Но.... устаю - и причиняю...</text:p>
      <text:p text:style-name="Standard">И как теперь мне поступить?</text:p>
      <text:p text:style-name="Standard"/>
      <text:p text:style-name="Standard">Ты рядом, как в другой вселенной,</text:p>
      <text:p text:style-name="Standard">Ты тут, как будто бы и нет,</text:p>
      <text:p text:style-name="Standard">Ты - моя мука и проблема,</text:p>
      <text:p text:style-name="Standard">Но ты единственный мой свет.</text:p>
      <text:p text:style-name="Standard"/>
      <text:p text:style-name="Standard"/>
      <text:p text:style-name="Standard">случайное, по поводу</text:p>
      <text:p text:style-name="Standard">14 янв, 2009 at 3:32 PM</text:p>
      <text:p text:style-name="Standard"/>
      <text:p text:style-name="Standard">Ушел, как не был, старый год,</text:p>
      <text:p text:style-name="Standard">Теперь веселая пора,</text:p>
      <text:p text:style-name="Standard">Работать лень, сонливость - день,</text:p>
      <text:p text:style-name="Standard">И это с самого утра.</text:p>
      <text:p text:style-name="Standard"><text:soft-page-break/></text:p>
      <text:p text:style-name="Standard">И вроде всё идет нормально,</text:p>
      <text:p text:style-name="Standard">И всё же что-то здесь не так,</text:p>
      <text:p text:style-name="Standard">Во всех делах почти порядок,</text:p>
      <text:p text:style-name="Standard">А в мыслях просто кавардак.</text:p>
      <text:p text:style-name="Standard"/>
      <text:p text:style-name="Standard">Пишу, творю, играю и общаюсь...</text:p>
      <text:p text:style-name="Standard">Как на себя я погляжу -</text:p>
      <text:p text:style-name="Standard">Как будто просто дурью маюсь,</text:p>
      <text:p text:style-name="Standard">Без толку время провожу.</text:p>
      <text:p text:style-name="Standard"/>
      <text:p text:style-name="Standard">Какие-то дела, заботы,</text:p>
      <text:p text:style-name="Standard">Какие-то занятия,</text:p>
      <text:p text:style-name="Standard">Но это всё не по работе,</text:p>
      <text:p text:style-name="Standard">А так - мероприятия.</text:p>
      <text:p text:style-name="Standard"/>
      <text:p text:style-name="Standard">И снова хочется чего-то,</text:p>
      <text:p text:style-name="Standard">И снова грежу о покое...</text:p>
      <text:p text:style-name="Standard">Ну, может, кто-то объяснит,</text:p>
      <text:p text:style-name="Standard">Творится что со мной такое?!</text:p>
      <text:p text:style-name="Standard"/>
      <text:p text:style-name="Standard"/>
      <text:p text:style-name="Standard">Хулиганистое</text:p>
      <text:p text:style-name="Standard">31 окт, 2008 at 10:47 AM</text:p>
      <text:p text:style-name="Standard"/>
      <text:p text:style-name="Standard">Знакомая в аську скинула чей-то стишок:</text:p>
      <text:p text:style-name="Standard"/>
      <text:p text:style-name="Standard">Не пугаюсь я реальности нисколько.</text:p>
      <text:p text:style-name="Standard">Жизнь моя одною мыслею согрета:</text:p>
      <text:p text:style-name="Standard">У меня на кухне в клетке землеройка,</text:p>
      <text:p text:style-name="Standard">А у многих землеройки в клетке нету.</text:p>
      <text:p text:style-name="Standard"/>
      <text:p text:style-name="Standard">Люди ездят то на пляжи, то на стройки;</text:p>
      <text:p text:style-name="Standard">Умирают кто от СПИДа, кто от гриппа,</text:p>
      <text:p text:style-name="Standard">А у меня на кухне в клетке землеройка</text:p>
      <text:p text:style-name="Standard">Роет землю, что я ей туда насыпал.</text:p>
      <text:p text:style-name="Standard"/>
      <text:p text:style-name="Standard">За окном весна, и кошкам проходящим</text:p>
      <text:p text:style-name="Standard">Землеройка улыбается лучисто;</text:p>
      <text:p text:style-name="Standard">Я на кухне в уголке поставлю ящик,</text:p>
      <text:p text:style-name="Standard">И куплю для землеройки камнегрызку</text:p>
      <text:p text:style-name="Standard"/>
      <text:p text:style-name="Standard"/>
      <text:p text:style-name="Standard">Ну, не мог же я оставить это без ответа!</text:p>
      <text:p text:style-name="Standard"/>
      <text:p text:style-name="Standard">Не пугаюсь я наркотиков нисколько,</text:p>
      <text:p text:style-name="Standard">Хоть и жизнь давно мне опостыла,</text:p>
      <text:p text:style-name="Standard">Даже гордый я собой малёнько -</text:p>
      <text:p text:style-name="Standard">Не у всех живет живая крокодила!</text:p>
      <text:p text:style-name="Standard"/>
      <text:p text:style-name="Standard">Никуда уже не езжу давно я,</text:p>
      <text:p text:style-name="Standard">И живу для крокодилы-подружки,</text:p>
      <text:p text:style-name="Standard"><text:soft-page-break/>Вместе с ней готов жевать бутерброды,</text:p>
      <text:p text:style-name="Standard">Запивая их пивом из кружки.</text:p>
      <text:p text:style-name="Standard"/>
      <text:p text:style-name="Standard">Осень снова, и коты озверели,</text:p>
      <text:p text:style-name="Standard">Разорались все под окнами уныло,</text:p>
      <text:p text:style-name="Standard">Потому что сколько бы ни хотели,</text:p>
      <text:p text:style-name="Standard">Все равно это не их крокодила!</text:p>
      <text:p text:style-name="Standard"/>
      <text:p text:style-name="Standard"/>
      <text:p text:style-name="Standard">еще один бред.</text:p>
      <text:p text:style-name="Standard">27 окт, 2008 at 2:24 PM</text:p>
      <text:p text:style-name="Standard"/>
      <text:p text:style-name="Standard">Пульс отдается ударом в глазах,</text:p>
      <text:p text:style-name="Standard">Красною вспышкой слепящей,</text:p>
      <text:p text:style-name="Standard">Ненависть глушит совесть и страх,</text:p>
      <text:p text:style-name="Standard">Рожая гнев настоящий.</text:p>
      <text:p text:style-name="Standard"/>
      <text:p text:style-name="Standard">Ты словно бык на арене корриды,</text:p>
      <text:p text:style-name="Standard">Ты - как орудие слепой судьбы,</text:p>
      <text:p text:style-name="Standard">Готов отплатить за былые обиды,</text:p>
      <text:p text:style-name="Standard">Не человек ты - орудье бор<text:span text:style-name="T1">ь</text:span>бы.</text:p>
      <text:p text:style-name="Standard"/>
      <text:p text:style-name="Standard">Тает снежинка, в миг испаряясь,</text:p>
      <text:p text:style-name="Standard">Тает, упавши на лоб свысока...</text:p>
      <text:p text:style-name="Standard">Ты наступаешь, будто играясь,</text:p>
      <text:p text:style-name="Standard">Давишь всей массой быка...</text:p>
      <text:p text:style-name="Standard"/>
      <text:p text:style-name="Standard">Кровь а арене, дымка во взгляде,</text:p>
      <text:p text:style-name="Standard">Вот и закончен рывок..</text:p>
      <text:p text:style-name="Standard">Кто победитель, кто проигравший</text:p>
      <text:p text:style-name="Standard">Тут бык или игрок?</text:p>
      <text:p text:style-name="Standard"/>
      <text:p text:style-name="Standard">Искоркой мысль пробегает случайная,</text:p>
      <text:p text:style-name="Standard">Может, надо остановиться,</text:p>
      <text:p text:style-name="Standard">Прежде чем будет беда нежеланная,</text:p>
      <text:p text:style-name="Standard">Прежде чем что-то случится...</text:p>
      <text:p text:style-name="Standard"/>
      <text:p text:style-name="Standard">Ярость и гнев повышают усилия,</text:p>
      <text:p text:style-name="Standard">Тут не до праздных идей,</text:p>
      <text:p text:style-name="Standard">Миру конец, побеждает насилие</text:p>
      <text:p text:style-name="Standard">Сила и слабость людей...</text:p>
      <text:p text:style-name="Standard"/>
      <text:p text:style-name="Standard"/>
      <text:p text:style-name="Standard">трехминутный бред</text:p>
      <text:p text:style-name="Standard">27 окт, 2008 at 12:24 PM</text:p>
      <text:p text:style-name="Standard"/>
      <text:p text:style-name="Standard">Я печаль свою утоплю в слезе,</text:p>
      <text:p text:style-name="Standard">Я слезу свою схороню внутри,</text:p>
      <text:p text:style-name="Standard">Что внутри меня, скрою от себя,</text:p>
      <text:p text:style-name="Standard">Буду делать вид, что люблю тебя.</text:p>
      <text:p text:style-name="Standard"/>
      <text:p text:style-name="Standard">Не скажу другим, что я думаю,</text:p>
      <text:p text:style-name="Standard"><text:soft-page-break/>Не подумаю то, что сделаю,</text:p>
      <text:p text:style-name="Standard">Что я сделаю, пожалею вновь.</text:p>
      <text:p text:style-name="Standard">Может, просто мне вновь нужна любовь.</text:p>
      <text:p text:style-name="Standard"/>
      <text:p text:style-name="Standard">Я готов любить, но боюсь потерь,</text:p>
      <text:p text:style-name="Standard">Потеряю что, не верну назад,</text:p>
      <text:p text:style-name="Standard">Что вернуть смогу, мне, увы, не жаль.</text:p>
      <text:p text:style-name="Standard">А что жалко мне - то моя печаль...</text:p>
      <text:p text:style-name="Standard"/>
      <text:p text:style-name="Standard"/>
      <text:p text:style-name="Standard">утренний бред</text:p>
      <text:p text:style-name="Standard">27 окт, 2008 at 10:15 AM</text:p>
      <text:p text:style-name="Standard"/>
      <text:p text:style-name="Standard">Я хотел бы высоко к солнцу взлететь,</text:p>
      <text:p text:style-name="Standard">Но только обрезаны крылья,</text:p>
      <text:p text:style-name="Standard">Потому я с тоской продолжаю смотреть,</text:p>
      <text:p text:style-name="Standard">Как летит облаков эскадрилья.</text:p>
      <text:p text:style-name="Standard"/>
      <text:p text:style-name="Standard">Я хотел бы мечтательно песню пропеть,</text:p>
      <text:p text:style-name="Standard">Но мой голос внезапно пропал,</text:p>
      <text:p text:style-name="Standard">Потому я сижу, продолжая терпеть,</text:p>
      <text:p text:style-name="Standard">Как другой кто её напевал.</text:p>
      <text:p text:style-name="Standard"/>
      <text:p text:style-name="Standard">Я хотел бы уплыть далеко, за моря,</text:p>
      <text:p text:style-name="Standard">Но ослаб, испугался воды.</text:p>
      <text:p text:style-name="Standard">Потому я грущу и грущу почем зря,</text:p>
      <text:p text:style-name="Standard">Опасаясь возможной беды.</text:p>
      <text:p text:style-name="Standard"/>
      <text:p text:style-name="Standard">Я хотел уползти, отойти, убежать,</text:p>
      <text:p text:style-name="Standard">Но над телом контроль потерял.</text:p>
      <text:p text:style-name="Standard">Потому продолжаю как мертвый лежать,</text:p>
      <text:p text:style-name="Standard">Как бы ты меня не уверял.</text:p>
      <text:p text:style-name="Standard"/>
      <text:p text:style-name="Standard">Я хотел умереть и исчезнуть в веках,</text:p>
      <text:p text:style-name="Standard">Но еще продолжаю тужить,</text:p>
      <text:p text:style-name="Standard">Потому все давно обратилося в прах,</text:p>
      <text:p text:style-name="Standard">Мне ж осталось смириться и жить.</text:p>
      <text:p text:style-name="Standard"/>
      <text:p text:style-name="Standard"/>
      <text:p text:style-name="Standard">Бред</text:p>
      <text:p text:style-name="Standard">9 окт, 2008 at 4:09 PM</text:p>
      <text:p text:style-name="Standard"/>
      <text:p text:style-name="Standard">Он - падший ангел, он помнит небеса,</text:p>
      <text:p text:style-name="Standard">Непостижимые всем людям чудеса,</text:p>
      <text:p text:style-name="Standard">И яркий солнца свет, пронзающий насквозь,</text:p>
      <text:p text:style-name="Standard">И мягкость облака, касающего вскользь.</text:p>
      <text:p text:style-name="Standard">Он крылья потерял, он обречен теперь</text:p>
      <text:p text:style-name="Standard">Жить на земле, как человек, как зверь.</text:p>
      <text:p text:style-name="Standard">Не знает он, как проведет свой век,</text:p>
      <text:p text:style-name="Standard">Уже не ангел и ещё не человек...</text:p>
      <text:p text:style-name="Standard"/>
      <text:p text:style-name="Standard"/>
      <text:p text:style-name="Standard"><text:soft-page-break/>Вечерне-метровое</text:p>
      <text:p text:style-name="Standard">20 авг, 2008 at 1:35 PM</text:p>
      <text:p text:style-name="Standard"/>
      <text:p text:style-name="Standard">Ехал в метро домой, видел сидящую на полу ТИПА готичного вида девицу... родился бред (немного незавершенный):</text:p>
      <text:p text:style-name="Standard"/>
      <text:p text:style-name="Standard"/>
      <text:p text:style-name="Standard">На пороге сидя сиротливо,</text:p>
      <text:p text:style-name="Standard">Ты одета как будто нарядно,</text:p>
      <text:p text:style-name="Standard">Симпатичная, почти красива,</text:p>
      <text:p text:style-name="Standard">Только смотришься так неприглядно!</text:p>
      <text:p text:style-name="Standard"/>
      <text:p text:style-name="Standard">Взгляд опущен, заинтересованно</text:p>
      <text:p text:style-name="Standard">Книжку старую молча читаешь.</text:p>
      <text:p text:style-name="Standard">интересно, чем ты околдована</text:p>
      <text:p text:style-name="Standard">И о чем, сидя тут, размышляешь?</text:p>
      <text:p text:style-name="Standard"/>
      <text:p text:style-name="Standard">На коленке чулок твой порвавшийся</text:p>
      <text:p text:style-name="Standard">Говорит, что нелегок прошедший был день.</text:p>
      <text:p text:style-name="Standard">Средь страниц взгляд совсем потерявшийся,</text:p>
      <text:p text:style-name="Standard">На лицо набежавшая тень...</text:p>
      <text:p text:style-name="Standard"/>
      <text:p text:style-name="Standard">Кто же ты: представитель профессии,</text:p>
      <text:p text:style-name="Standard">Что известна в широких кругах</text:p>
      <text:p text:style-name="Standard">Или все неудачи в прогрессии</text:p>
      <text:p text:style-name="Standard">Оказались в уставших руках?</text:p>
      <text:p text:style-name="Standard"/>
      <text:p text:style-name="Standard">Оголилось колено разбитое,</text:p>
      <text:p text:style-name="Standard">Наводя размышления вновь:</text:p>
      <text:p text:style-name="Standard">Это счастье твое позабытое</text:p>
      <text:p text:style-name="Standard">Иль пропавшая просто любовь?</text:p>
      <text:p text:style-name="Standard"/>
      <text:p text:style-name="Standard">Почему ты одна в этот поздний час</text:p>
      <text:p text:style-name="Standard">И куда так стремишься попасть?</text:p>
      <text:p text:style-name="Standard">Испытаешь удачу еще только раз</text:p>
      <text:p text:style-name="Standard">Или едешь исчезнуть, пропасть?</text:p>
      <text:p text:style-name="Standard"/>
      <text:p text:style-name="Standard">Как понять проявленья готичности,</text:p>
      <text:p text:style-name="Standard">Твою книгу души приоткрыть?</text:p>
      <text:p text:style-name="Standard">может, плюнуть на все необычности -</text:p>
      <text:p text:style-name="Standard">И тебя навсегда позабыть...</text:p>
      <text:p text:style-name="Standard"/>
      <text:p text:style-name="Standard"/>
      <text:p text:style-name="Standard">Нескладно, зато под настроение</text:p>
      <text:p text:style-name="Standard">8 авг, 2008 at 11:37 AM</text:p>
      <text:p text:style-name="Standard"/>
      <text:p text:style-name="Standard">Снова скрылось солнце за тучами,</text:p>
      <text:p text:style-name="Standard">Снова сумраком землю накрыло,</text:p>
      <text:p text:style-name="Standard">Будто и не бывало дней солнечных,</text:p>
      <text:p text:style-name="Standard">Будто лето о нас позабыло.</text:p>
      <text:p text:style-name="Standard"/>
      <text:p text:style-name="Standard">Плачет небо, дождем заливая нас,</text:p>
      <text:p text:style-name="Standard"><text:soft-page-break/>Долгий день тихо в ночь превращается,</text:p>
      <text:p text:style-name="Standard">Город скоро утонет и, видимо,</text:p>
      <text:p text:style-name="Standard">Снова на год с теплом распрощается.</text:p>
      <text:p text:style-name="Standard"/>
      <text:p text:style-name="Standard">Шум колес об асфальт только слышится,</text:p>
      <text:p text:style-name="Standard">Лужиц плеск, сотворенный машинами,</text:p>
      <text:p text:style-name="Standard">По делам что куда-то торопятся,</text:p>
      <text:p text:style-name="Standard">Гладь воды рассекающих шинами.</text:p>
      <text:p text:style-name="Standard"/>
      <text:p text:style-name="Standard">Дремлет офис, почти полувымерший,</text:p>
      <text:p text:style-name="Standard">Лишь компьютер гудит как обычно,</text:p>
      <text:p text:style-name="Standard">Замерла жизнь, работа утихла вся,</text:p>
      <text:p text:style-name="Standard">Но для пятницы это привычно.</text:p>
      <text:p text:style-name="Standard"/>
      <text:p text:style-name="Standard">Разум спит, уступая желаниям,</text:p>
      <text:p text:style-name="Standard">Даже кофе бодрит лишь чуть-чуть.</text:p>
      <text:p text:style-name="Standard">Организм стойко сопротивляется,</text:p>
      <text:p text:style-name="Standard">И желает скорее заснуть.</text:p>
      <text:p text:style-name="Standard"/>
      <text:p text:style-name="Standard">Кто сказал, что зима - сон природы обыденный?</text:p>
      <text:p text:style-name="Standard">Ты попробуй с погодой сравнить,</text:p>
      <text:p text:style-name="Standard">Когда все под дождем замирает,</text:p>
      <text:p text:style-name="Standard">И не хочется активно жить.</text:p>
      <text:p text:style-name="Standard">И мечтаешь о теплой кровати -</text:p>
      <text:p text:style-name="Standard">Шум дождя напевает о сне,</text:p>
      <text:p text:style-name="Standard">Когда все позабыты заботы,</text:p>
      <text:p text:style-name="Standard">И ты счастлив при этом вполне...</text:p>
      <text:p text:style-name="Standard"/>
      <text:p text:style-name="Standard"/>
      <text:p text:style-name="Standard">нескладное-метровое</text:p>
      <text:p text:style-name="Standard">22 июл, 2008 at 9:59 AM</text:p>
      <text:p text:style-name="Standard"/>
      <text:p text:style-name="Standard">Зато под настроение, хоть и не про меня.</text:p>
      <text:p text:style-name="Standard"/>
      <text:p text:style-name="Standard">Ты долго размышлял ночами, днями,</text:p>
      <text:p text:style-name="Standard">Что наша жизнь одна лишь ложь, вранье,</text:p>
      <text:p text:style-name="Standard">И путь покрыт наш не цветами, но камнями,</text:p>
      <text:p text:style-name="Standard">И за спиной кружится воронье.</text:p>
      <text:p text:style-name="Standard">И ты мечтал: дожить бы лишь до ночи,</text:p>
      <text:p text:style-name="Standard">Проснуться утром, снова выживать,</text:p>
      <text:p text:style-name="Standard">Ведь ты не знал любви или заботы,</text:p>
      <text:p text:style-name="Standard">Ты не умел любить, зато умел страдать.</text:p>
      <text:p text:style-name="Standard">Не верил ты тому, кто говорил: поверьте!</text:p>
      <text:p text:style-name="Standard">Не знал, кто мы, куда идем, зачем мы тут?</text:p>
      <text:p text:style-name="Standard">И не гадал, что будет после смерти:</text:p>
      <text:p text:style-name="Standard">Конец иль обретет душа приют?</text:p>
      <text:p text:style-name="Standard">Не видел солнце, ненавидел ветер,</text:p>
      <text:p text:style-name="Standard">И жизнь совсем никчемную прожил.</text:p>
      <text:p text:style-name="Standard">Ты засыпал, как становился вечер,</text:p>
      <text:p text:style-name="Standard">как радоваться жизни - позабыл.</text:p>
      <text:p text:style-name="Standard">Теперь один - ненужный и забытый,</text:p>
      <text:p text:style-name="Standard">Лежишь у моря, но не слышишь ты прибой.</text:p>
      <text:p text:style-name="Standard"><text:soft-page-break/>Ты мертв, покоишься в песок зарытый,</text:p>
      <text:p text:style-name="Standard">И только чайки кружат над тобой.</text:p>
      <text:p text:style-name="Standard"/>
      <text:p text:style-name="Standard"/>
      <text:p text:style-name="Standard">Вдогонку к предыдущему</text:p>
      <text:p text:style-name="Standard">23 июн, 2008 at 12:06 PM</text:p>
      <text:p text:style-name="Standard"/>
      <text:p text:style-name="Standard">Ну, не обижайтесь!... А мелодию, под которую это все напевается, думаю, вы и сами узнаете....</text:p>
      <text:p text:style-name="Standard">просто шутка (вспоминая отдельных знакомых, с воодушевлением ностальгиче<text:span text:style-name="T1">с</text:span>ки вспоминающим нижеуказанные растения [во загнул!])</text:p>
      <text:p text:style-name="Standard"/>
      <text:p text:style-name="Standard">Ты сегодня мне принес</text:p>
      <text:p text:style-name="Standard">Не букет из белых роз,</text:p>
      <text:p text:style-name="Standard">Что-то явно не за три рубля.</text:p>
      <text:p text:style-name="Standard">Что за странная трава?</text:p>
      <text:p text:style-name="Standard">Может, я и не права,</text:p>
      <text:p text:style-name="Standard">Но ведь это вроде конопля!</text:p>
      <text:p text:style-name="Standard"/>
      <text:p text:style-name="Standard">Конопля, конопля,</text:p>
      <text:p text:style-name="Standard">Свежему глюку привет!</text:p>
      <text:p text:style-name="Standard">Конопля, конопля,</text:p>
      <text:p text:style-name="Standard">Целый букет!</text:p>
      <text:p text:style-name="Standard"/>
      <text:p text:style-name="Standard"/>
      <text:p text:style-name="Standard">Метровое, случайное</text:p>
      <text:p text:style-name="Standard">23 июн, 2008 at 11:12 AM</text:p>
      <text:p text:style-name="Standard"/>
      <text:p text:style-name="Standard">Ну, на высокохудожественность ТОЧНО не претендует... Так что критикуйте сколько влезет - это было просто по настроению и поводу...</text:p>
      <text:p text:style-name="Standard"/>
      <text:p text:style-name="Standard">Пока возвращался с работы домой,</text:p>
      <text:p text:style-name="Standard">Странное что-то творилось со мной.</text:p>
      <text:p text:style-name="Standard">Столько девчонок красивых вокруг,</text:p>
      <text:p text:style-name="Standard">И почему я заметил их вдруг?</text:p>
      <text:p text:style-name="Standard">Запах цветов привлекает внимание,</text:p>
      <text:p text:style-name="Standard">Эх, подвело ты меня, обоняние!</text:p>
      <text:p text:style-name="Standard">Да, несомненно, все дело в цветах,</text:p>
      <text:p text:style-name="Standard">Ландыши скромно зажаты в руках.</text:p>
      <text:p text:style-name="Standard">Скромность, тенистой поляны подарок,</text:p>
      <text:p text:style-name="Standard">Пусть неказист вроде он и не ярок,</text:p>
      <text:p text:style-name="Standard">Но, помещаясь в сжатой руке,</text:p>
      <text:p text:style-name="Standard">Виден он, как маячок вдалеке.</text:p>
      <text:p text:style-name="Standard">Как он хорош, хоть молва говорит,</text:p>
      <text:p text:style-name="Standard">Что этот цветок, увы, ядовит.</text:p>
      <text:p text:style-name="Standard">Но неизменно летней порой</text:p>
      <text:p text:style-name="Standard">Кто-то привозит ландыш домой.</text:p>
      <text:p text:style-name="Standard">Прост он, но девушку все ж украшает,</text:p>
      <text:p text:style-name="Standard">Что вместе с ним по дороге шагает.</text:p>
      <text:p text:style-name="Standard">Так уж выходит, что эти цветы</text:p>
      <text:p text:style-name="Standard">Девушкам дарят еще красоты.</text:p>
      <text:p text:style-name="Standard"/>
      <text:p text:style-name="Standard"><text:soft-page-break/>Что распинаться? Вы знаете сами,</text:p>
      <text:p text:style-name="Standard">Что происходит с теми цветами.</text:p>
      <text:p text:style-name="Standard"/>
      <text:p text:style-name="Standard"/>
      <text:p text:style-name="Standard">просто чтоб не забыть - так, рабочий экспромт</text:p>
      <text:p text:style-name="Standard">9 июн, 2008 at 3:57 PM</text:p>
      <text:p text:style-name="Standard"/>
      <text:p text:style-name="Standard">Я не буду рыдать ни о ком,</text:p>
      <text:p text:style-name="Standard">Что прошло, то прошло, пусть так будет.</text:p>
      <text:p text:style-name="Standard">И не буду я плакать тайком,</text:p>
      <text:p text:style-name="Standard">Даже если друг и позабудет.</text:p>
      <text:p text:style-name="Standard">Буду помнить о том, как дружил,</text:p>
      <text:p text:style-name="Standard">Буду помнить о том, как смеялся,</text:p>
      <text:p text:style-name="Standard">О том, что вместе с ним пережил,</text:p>
      <text:p text:style-name="Standard">И, конечно, о том, как расстался.</text:p>
      <text:p text:style-name="Standard">...</text:p>
      <text:p text:style-name="Standard">Ах, кого я хочу обмануть,</text:p>
      <text:p text:style-name="Standard">Сохраняя небрежный покой?</text:p>
      <text:p text:style-name="Standard">Даж<text:span text:style-name="T1">е</text:span> если далек он, мой друг -</text:p>
      <text:p text:style-name="Standard">Все равно остается со мной.</text:p>
      <text:p text:style-name="Standard">Пряча взгляд, вспомню я о былом,</text:p>
      <text:p text:style-name="Standard">И тихонько зашмыгаю носом,</text:p>
      <text:p text:style-name="Standard">Слезы тайно утру, а потом</text:p>
      <text:p text:style-name="Standard">Вновь задамся житейским вопросом...</text:p>
      <text:p text:style-name="Standard"/>
      <text:p text:style-name="Standard"/>
      <text:p text:style-name="Standard">Метровое, по случаю</text:p>
      <text:p text:style-name="Standard">7 июн, 2008 at 9:36 AM</text:p>
      <text:p text:style-name="Standard"/>
      <text:p text:style-name="Standard">Вниз опущены губ уголки,</text:p>
      <text:p text:style-name="Standard">Затаенная боль в глазах,</text:p>
      <text:p text:style-name="Standard">На лице отголосок тоски</text:p>
      <text:p text:style-name="Standard">И невольная дрожь в руках.</text:p>
      <text:p text:style-name="Standard">Вы красивы, несчастны на вид,</text:p>
      <text:p text:style-name="Standard">Тайну гордо храня в глубине,</text:p>
      <text:p text:style-name="Standard">Аккуратный, неброский прикид</text:p>
      <text:p text:style-name="Standard">Подчеркивает все вдвойне.</text:p>
      <text:p text:style-name="Standard">Молоды и уже так несчастны?</text:p>
      <text:p text:style-name="Standard">Что могу я Вам вслед сказать?</text:p>
      <text:p text:style-name="Standard">Сударыня, Вы - прекрасны!</text:p>
      <text:p text:style-name="Standard">И не стоит так унывать.</text:p>
      <text:p text:style-name="Standard">Но слова остаются со мной,</text:p>
      <text:p text:style-name="Standard">Лишь послушно, словно урок,</text:p>
      <text:p text:style-name="Standard">Вывожу тяжелой рукой</text:p>
      <text:p text:style-name="Standard">Пару утренней рифмы строк.</text:p>
      <text:p text:style-name="Standard"/>
      <text:p text:style-name="Standard"/>
      <text:p text:style-name="Standard">Метровое, случайное</text:p>
      <text:p text:style-name="Standard">5 июн, 2008 at 5:56 PM</text:p>
      <text:p text:style-name="Standard"/>
      <text:p text:style-name="Standard">Вы стояли рядом задумчиво</text:p>
      <text:p text:style-name="Standard">И вертели коробку в руках,</text:p>
      <text:p text:style-name="Standard"><text:soft-page-break/>Интерес вперемешку с усталостью</text:p>
      <text:p text:style-name="Standard">Наблюдался лишь в ваших глазах.</text:p>
      <text:p text:style-name="Standard">Вы готовились, видимо, тщательно,</text:p>
      <text:p text:style-name="Standard">Почти полностью смыв макияж,</text:p>
      <text:p text:style-name="Standard">Вы смотрели немного растерянно,</text:p>
      <text:p text:style-name="Standard">Но стояли Вы крепко, как страж.</text:p>
      <text:p text:style-name="Standard">Наблюдал я за всем окружающим,</text:p>
      <text:p text:style-name="Standard">Не прислушиваясь ни к чему,</text:p>
      <text:p text:style-name="Standard">Но о чем Вы так тщательно думали,</text:p>
      <text:p text:style-name="Standard">Я гадал, но никак не пойму.</text:p>
      <text:p text:style-name="Standard">Только время встреч было отмер<text:span text:style-name="T1">е</text:span>но,</text:p>
      <text:p text:style-name="Standard">Вы покинули этот вагон.</text:p>
      <text:p text:style-name="Standard">Ну а я лишь взглянул кратковременно</text:p>
      <text:p text:style-name="Standard">На исчезнувший в прошлом перрон.</text:p>
      <text:p text:style-name="Standard"/>
      <text:p text:style-name="Standard">Увы, посреди написания стишка моя Муза, наведшая на эти строки, вышла из вагона, и вдохновение сразу пропало...</text:p>
      <text:p text:style-name="Standard"/>
      <text:p text:style-name="Standard"/>
      <text:p text:style-name="Standard">Метровое, по поводу</text:p>
      <text:p text:style-name="Standard">30 апр, 2008 at 12:55 PM</text:p>
      <text:p text:style-name="Standard"/>
      <text:p text:style-name="Standard">У нас увольняется одна симпатичная-умная девица, под это и было написано нижеследующее стихотворение.</text:p>
      <text:p text:style-name="Standard"/>
      <text:p text:style-name="Standard">И снова уходят те, кого знал,</text:p>
      <text:p text:style-name="Standard">И снова я этого не ожидал.</text:p>
      <text:p text:style-name="Standard">Как будто от сердца кусок отрывая,</text:p>
      <text:p text:style-name="Standard">Уходят друзья, об этом не зная.</text:p>
      <text:p text:style-name="Standard">И может быть пересекутся пути -</text:p>
      <text:p text:style-name="Standard">Вот повод сказать себе: "Эй, не грусти!"</text:p>
      <text:p text:style-name="Standard">И все ж неприятно, как ниточка рвется,</text:p>
      <text:p text:style-name="Standard">Уходит - и больше уже не вернется.</text:p>
      <text:p text:style-name="Standard">Улыбка застыла, за нею - печаль.</text:p>
      <text:p text:style-name="Standard">Уходишь - прощай, только все-таки жаль,</text:p>
      <text:p text:style-name="Standard">Что будут другие - но это не ты,</text:p>
      <text:p text:style-name="Standard">И не подарю уж тебе я цветы.</text:p>
      <text:p text:style-name="Standard">Твой адрес не знаю - и лишь в интернете</text:p>
      <text:p text:style-name="Standard">Мы встретимся словно одни в целом свете,</text:p>
      <text:p text:style-name="Standard">Про нашу беседу никто не узнает,</text:p>
      <text:p text:style-name="Standard">А может, и нет, так тоже бывает.</text:p>
      <text:p text:style-name="Standard">А может, и встретимся снова когда -</text:p>
      <text:p text:style-name="Standard">Через дни, месяцы или года.</text:p>
      <text:p text:style-name="Standard">Неважно, коль рядом тебя уж не будет,</text:p>
      <text:p text:style-name="Standard">С годами народ все равно позабудет.</text:p>
      <text:p text:style-name="Standard">У всех своя жизнь и общения круг -</text:p>
      <text:p text:style-name="Standard">И позабудется бывший твой друг...</text:p>
      <text:p text:style-name="Standard"/>
      <text:p text:style-name="Standard">А я ничего не прошу, не ищу,</text:p>
      <text:p text:style-name="Standard">Я лишь пишу это и тихо грущу.</text:p>
      <text:p text:style-name="Standard"/>
      <text:p text:style-name="Standard"/>
      <text:p text:style-name="Standard"><text:soft-page-break/>утреннее метровое</text:p>
      <text:p text:style-name="Standard">22 апр, 2008 at 8:56 AM</text:p>
      <text:p text:style-name="Standard"/>
      <text:p text:style-name="Standard">По улице шел он, в себя погруженный,</text:p>
      <text:p text:style-name="Standard">Не видя вкруг ничего, отрешенный.</text:p>
      <text:p text:style-name="Standard">Он шел, размышляя о жизни своей</text:p>
      <text:p text:style-name="Standard">И не замечал проходящих людей.</text:p>
      <text:p text:style-name="Standard">В метро заходя, он смотрел пустым взглядом</text:p>
      <text:p text:style-name="Standard">И даже не знал, что есть с ним кто-то рядом.</text:p>
      <text:p text:style-name="Standard">Он в поезд садился, закрывая глаза,</text:p>
      <text:p text:style-name="Standard">И лишь по щеке пробежала слеза.</text:p>
      <text:p text:style-name="Standard">А люди вокруг его не замечали,</text:p>
      <text:p text:style-name="Standard">Они ехали с ним и о чем-то молчали.</text:p>
      <text:p text:style-name="Standard">И каждый из них - сам себе господин,</text:p>
      <text:p text:style-name="Standard">Ехал в толпе, но все же один.</text:p>
      <text:p text:style-name="Standard">А солнце светило, как не бывало,</text:p>
      <text:p text:style-name="Standard">Оно просто жило и даже не знало,</text:p>
      <text:p text:style-name="Standard">Что люди под ним существуют давно,</text:p>
      <text:p text:style-name="Standard">Светилу, конечно, было все равно.</text:p>
      <text:p text:style-name="Standard">Цветы распускались, но птицы не пели,</text:p>
      <text:p text:style-name="Standard">Они замолчали, они улетели.</text:p>
      <text:p text:style-name="Standard">И только скулили собаки в углах,</text:p>
      <text:p text:style-name="Standard">Их одиночество - холод и страх.</text:p>
      <text:p text:style-name="Standard">Но вот наш герой повстречал вдруг подругу</text:p>
      <text:p text:style-name="Standard">Улыбка его осветила округу.</text:p>
      <text:p text:style-name="Standard">И лица прохожих в ответ засияли -</text:p>
      <text:p text:style-name="Standard">Они все видали, они понимали.</text:p>
      <text:p text:style-name="Standard">И снова весна, снова птицы запели,</text:p>
      <text:p text:style-name="Standard">Они выводили забавные трели,</text:p>
      <text:p text:style-name="Standard">И лаяли псы, позабыв про свой страх,</text:p>
      <text:p text:style-name="Standard">И радость опять воцарилась в сердцах.</text:p>
      <text:p text:style-name="Standard"/>
      <text:p text:style-name="Standard">...Стоял ничего он не видя кругом,</text:p>
      <text:p text:style-name="Standard">Во всем мире теперь они были вдвоем.</text:p>
      <text:p text:style-name="Standard"/>
      <text:p text:style-name="Standard"/>
      <text:p text:style-name="Standard">весенне-метровое</text:p>
      <text:p text:style-name="Standard">1 апр, 2008 at 10:22 AM</text:p>
      <text:p text:style-name="Standard"/>
      <text:p text:style-name="Standard">Я ехал в город по делам,</text:p>
      <text:p text:style-name="Standard">Хотя хотел поспать</text:p>
      <text:p text:style-name="Standard">И чем-нибудь перекусить</text:p>
      <text:p text:style-name="Standard">И может, поиграть.</text:p>
      <text:p text:style-name="Standard">А город пел, душа за ним</text:p>
      <text:p text:style-name="Standard">Тянулась в небеса,</text:p>
      <text:p text:style-name="Standard">Я снова жил - весной всегда</text:p>
      <text:p text:style-name="Standard">Такие чудеса.</text:p>
      <text:p text:style-name="Standard">Я ждать готов и поискать,</text:p>
      <text:p text:style-name="Standard">Но долго не пришлось,</text:p>
      <text:p text:style-name="Standard">Совсем немного погулял -</text:p>
      <text:p text:style-name="Standard">И скоро все нашлось.</text:p>
      <text:p text:style-name="Standard">Я знаю, правильный настрой</text:p>
      <text:p text:style-name="Standard"><text:soft-page-break/>Всегда дает успех.</text:p>
      <text:p text:style-name="Standard">Да, так уж вышло, пропустил</text:p>
      <text:p text:style-name="Standard">Вперед себя я всех,</text:p>
      <text:p text:style-name="Standard">Кто слишком наглым, видно, был,</text:p>
      <text:p text:style-name="Standard">Когда вперед пролез -</text:p>
      <text:p text:style-name="Standard">Не буду из-за трех минут</text:p>
      <text:p text:style-name="Standard">Ругаться до небес.</text:p>
      <text:p text:style-name="Standard">Потом отправился домой,</text:p>
      <text:p text:style-name="Standard">Уже дорогу знал,</text:p>
      <text:p text:style-name="Standard">Но еще долго по пути</text:p>
      <text:p text:style-name="Standard">"Enjoy the Silence" напевал.</text:p>
      <text:p text:style-name="Standard"/>
      <text:p text:style-name="Standard"/>
      <text:p text:style-name="Standard">Метровое, случайное</text:p>
      <text:p text:style-name="Standard">21 мар, 2008 at 1:07 PM</text:p>
      <text:p text:style-name="Standard"/>
      <text:p text:style-name="Standard">Вы рядом стояли, Вы просто не знали,</text:p>
      <text:p text:style-name="Standard">Кто я и куда я качусь,</text:p>
      <text:p text:style-name="Standard">Что я так беспечен, что я человечен,</text:p>
      <text:p text:style-name="Standard">Что болен я и что лечусь.</text:p>
      <text:p text:style-name="Standard">Меня Вы не звали, но будто бы ждали,</text:p>
      <text:p text:style-name="Standard">Что я первым к Вам обращусь,</text:p>
      <text:p text:style-name="Standard">Но ехал я тихо, и этого стиха</text:p>
      <text:p text:style-name="Standard">Я даже немного боюсь.</text:p>
      <text:p text:style-name="Standard">Ведь Вы так же рядом и пытливым взглядом</text:p>
      <text:p text:style-name="Standard">В мою заглянули тетрадь.</text:p>
      <text:p text:style-name="Standard">Мне это - награда, но все же не надо</text:p>
      <text:p text:style-name="Standard">То, что я пишу в ней, читать.</text:p>
      <text:p text:style-name="Standard">Недолга дорога, нам ехать немного</text:p>
      <text:p text:style-name="Standard">И это единственный раз,</text:p>
      <text:p text:style-name="Standard">Когда мы встречались - и молча расстались,</text:p>
      <text:p text:style-name="Standard">О чем и пишу я сейчас.</text:p>
      <text:p text:style-name="Standard">Могу ошибаться, но может же статься,</text:p>
      <text:p text:style-name="Standard">Что я все себе сочинил.</text:p>
      <text:p text:style-name="Standard">А может, напрасно, молчал я, несчастный,</text:p>
      <text:p text:style-name="Standard">И зря только Вас отпустил.</text:p>
      <text:p text:style-name="Standard">Сомнение гложет, но вряд ли поможет</text:p>
      <text:p text:style-name="Standard">Внимание не обращать.</text:p>
      <text:p text:style-name="Standard">И в общем, кто знает, так тоже бывает,</text:p>
      <text:p text:style-name="Standard">Мы встретимся как-то опять.</text:p>
      <text:p text:style-name="Standard">Но мы не узнаем, кого повстречаем,</text:p>
      <text:p text:style-name="Standard">И вновь разойдемся тогда...</text:p>
      <text:p text:style-name="Standard">А в общем, все ясно, пишу я напрасно,</text:p>
      <text:p text:style-name="Standard">Выходит одна ерунда.</text:p>
      <text:p text:style-name="Standard"/>
      <text:p text:style-name="Standard"/>
      <text:p text:style-name="Standard">Болею</text:p>
      <text:p text:style-name="Standard">18 мар, 2008 at 10:54 AM</text:p>
      <text:p text:style-name="Standard"/>
      <text:p text:style-name="Standard">Туман в глаза и в голове пожар,</text:p>
      <text:p text:style-name="Standard">Но к счастью, еду я уже домой,</text:p>
      <text:p text:style-name="Standard">Где я поем, расслаблюсь на чуть-чуть,</text:p>
      <text:p text:style-name="Standard"><text:soft-page-break/>Но вряд ли обрету покой.</text:p>
      <text:p text:style-name="Standard">Сегодня трудный день был с самого утра,</text:p>
      <text:p text:style-name="Standard">Ведь я который день хожу больной.</text:p>
      <text:p text:style-name="Standard">Быть может, просто я простыл,</text:p>
      <text:p text:style-name="Standard">Быть может, вирус подхватил какой.</text:p>
      <text:p text:style-name="Standard">В отключк<text:span text:style-name="T1">е</text:span> разум и дрожит опять рука,</text:p>
      <text:p text:style-name="Standard">Так что уж о работе говорить?</text:p>
      <text:p text:style-name="Standard">Не ладится - и не моя вина,</text:p>
      <text:p text:style-name="Standard">Что про нее приходится забыть.</text:p>
      <text:p text:style-name="Standard">Таблетка, новая таблетка, а за ней</text:p>
      <text:p text:style-name="Standard">Сок и еще какой-то витамин,</text:p>
      <text:p text:style-name="Standard">Увы, придется малость потерпеть,</text:p>
      <text:p text:style-name="Standard">Но выход как всегда только один.</text:p>
      <text:p text:style-name="Standard">И я твержу в который раз, как заклинание:</text:p>
      <text:p text:style-name="Standard">"Сон, ванна, вкусная еда и развлечение".</text:p>
      <text:p text:style-name="Standard">Согласен, что тут говорить,</text:p>
      <text:p text:style-name="Standard">На редкость непонятное лечение.</text:p>
      <text:p text:style-name="Standard">Ну а кругом народ. Быть может, даже кто-то</text:p>
      <text:p text:style-name="Standard">Средь них больной,как я, но вид не подает,</text:p>
      <text:p text:style-name="Standard">Он еде по делам или домой - неважно,</text:p>
      <text:p text:style-name="Standard">Когда инфекция взяла уж в оборот.</text:p>
      <text:p text:style-name="Standard">И у него, конечно, есть свои рецепты,</text:p>
      <text:p text:style-name="Standard">Чтоб про недуги всякие забыть,</text:p>
      <text:p text:style-name="Standard">Прогнать прочь насморк, жар, недомогание</text:p>
      <text:p text:style-name="Standard">И в битве вирус несомненно победить.</text:p>
      <text:p text:style-name="Standard">А что я? Снова за платок хватаюсь,</text:p>
      <text:p text:style-name="Standard">И думаю, что есть "своя метода",</text:p>
      <text:p text:style-name="Standard">Один стою и лишь чуть-чуть качаюсь,</text:p>
      <text:p text:style-name="Standard">Больной, среди здорового народа.</text:p>
      <text:p text:style-name="Standard"/>
      <text:p text:style-name="Standard"/>
      <text:p text:style-name="Standard">Метровое</text:p>
      <text:p text:style-name="Standard">19 фев, 2008 at 8:25 PM</text:p>
      <text:p text:style-name="Standard"/>
      <text:p text:style-name="Standard">Ну, стиль нарушен, это да... Но настроенческое.</text:p>
      <text:p text:style-name="Standard"/>
      <text:p text:style-name="Standard">Я словно бы живу в стеклянном лабиринте</text:p>
      <text:p text:style-name="Standard">И по нему туд<text:span text:style-name="T1">а</text:span>-сюда слоняюсь.</text:p>
      <text:p text:style-name="Standard">И выбраться из этих закоулков</text:p>
      <text:p text:style-name="Standard">Уже почти совсем и не пытаюсь.</text:p>
      <text:p text:style-name="Standard">Так и брожу я грустно,</text:p>
      <text:p text:style-name="Standard">И нету сил проснуться,</text:p>
      <text:p text:style-name="Standard">Ведь вижу жизнь вокруг я,</text:p>
      <text:p text:style-name="Standard">Но не могу коснуться.</text:p>
      <text:p text:style-name="Standard">И это клетки,</text:p>
      <text:p text:style-name="Standard">Ведь я как будто часть</text:p>
      <text:p text:style-name="Standard">Той жизни, что вокруг меня,</text:p>
      <text:p text:style-name="Standard">Но я могу пропасть.</text:p>
      <text:p text:style-name="Standard">И попросту исчезнуть, во мраке раствориться,</text:p>
      <text:p text:style-name="Standard">И это не заметят застекольные лица.</text:p>
      <text:p text:style-name="Standard">У них свои заботы, у них - свое движение,</text:p>
      <text:p text:style-name="Standard">Совсем не то, что у меня - одно воображение.</text:p>
      <text:p text:style-name="Standard"><text:soft-page-break/>Пусть кто-то попытается через стекло пробиться -</text:p>
      <text:p text:style-name="Standard">Не выйдет, суждено ему лишь об него разбиться.</text:p>
      <text:p text:style-name="Standard">И только отпечаток, оставив на стене,</text:p>
      <text:p text:style-name="Standard">Оставит след в душе моей, оставит след во мне.</text:p>
      <text:p text:style-name="Standard">Я молча наблюдаю, я рядом, но не там.</text:p>
      <text:p text:style-name="Standard">Не суждено мне с ними быть, ходить по тем местам.</text:p>
      <text:p text:style-name="Standard">Их воздух мне неведом, неведома любовь.</text:p>
      <text:p text:style-name="Standard">Мне не омоет руки врага оттуда кровь.</text:p>
      <text:p text:style-name="Standard">И как кинокартинки, проходят чередом</text:p>
      <text:p text:style-name="Standard">Различные события, неспешно и бегом.</text:p>
      <text:p text:style-name="Standard">А я - лишь наблюдатель, я вечно в стороне,</text:p>
      <text:p text:style-name="Standard">Не помогу я в мире, и не спасу в войне.</text:p>
      <text:p text:style-name="Standard">Удел мой - за стеклом быть, всё время в темноте,</text:p>
      <text:p text:style-name="Standard">Быть зрячим, признаваясь в житейской слепоте.</text:p>
      <text:p text:style-name="Standard">И я прошу могу как помочь стекло разбить,</text:p>
      <text:p text:style-name="Standard">Вздохнуть чтоб полной грудью - и, наконец, пожить...</text:p>
      <text:p text:style-name="Standard"/>
      <text:p text:style-name="Standard"/>
      <text:p text:style-name="Standard">Метровое, невеселое, незавершенное</text:p>
      <text:p text:style-name="Standard">13 фев, 2008 at 12:44 PM</text:p>
      <text:p text:style-name="Standard"/>
      <text:p text:style-name="Standard">Что ж, снова, как и в прошлый раз</text:p>
      <text:p text:style-name="Standard">Я, кажется, обидел Вас?</text:p>
      <text:p text:style-name="Standard">Но я вины своей не знаю,</text:p>
      <text:p text:style-name="Standard">Теперь лишь попусту гадаю.</text:p>
      <text:p text:style-name="Standard">Скажите, в чем моя вина?</text:p>
      <text:p text:style-name="Standard">Ведь снова строится стена,</text:p>
      <text:p text:style-name="Standard">И как ту стену прошибить</text:p>
      <text:p text:style-name="Standard">Не угадаю. Как же быть?</text:p>
      <text:p text:style-name="Standard">Вы не сказали мне ответ.</text:p>
      <text:p text:style-name="Standard">Я виноват? И да, и нет.</text:p>
      <text:p text:style-name="Standard">Я неуклюж, вот это - да.</text:p>
      <text:p text:style-name="Standard">Причина ль это? Так, вода...</text:p>
      <text:p text:style-name="Standard">А в чем реальная причина?</text:p>
      <text:p text:style-name="Standard">Я выдержу всё, как мужчина.</text:p>
      <text:p text:style-name="Standard">Но Вы в ответ всегда молчите.</text:p>
      <text:p text:style-name="Standard">Я умоляю, говорите!</text:p>
      <text:p text:style-name="Standard">Как мне исправиться, не знаю,</text:p>
      <text:p text:style-name="Standard">И вновь ошибки совершаю.</text:p>
      <text:p text:style-name="Standard">За возрастом сокрыт ребенок -</text:p>
      <text:p text:style-name="Standard">О том мечтал ли я с пеленок?</text:p>
      <text:p text:style-name="Standard">Прошу, не надо обижаться,</text:p>
      <text:p text:style-name="Standard">В своей обиде замыкаться.</text:p>
      <text:p text:style-name="Standard">Вам, видно, не понять вовек:</text:p>
      <text:p text:style-name="Standard">Ведь я же просто человек!</text:p>
      <text:p text:style-name="Standard">Хочу заботы, ласки, вновь</text:p>
      <text:p text:style-name="Standard">Почувствовать, что есть любовь...</text:p>
      <text:p text:style-name="Standard">Я многое могу отдать -</text:p>
      <text:p text:style-name="Standard">Но только ЧТО? Хотел бы знать...</text:p>
      <text:p text:style-name="Standard"/>
      <text:p text:style-name="Standard"/>
      <text:p text:style-name="Standard">Метровое, незаконченное, по поводу</text:p>
      <text:p text:style-name="Standard"><text:soft-page-break/>13 фев, 2008 at 12:39 PM</text:p>
      <text:p text:style-name="Standard"/>
      <text:p text:style-name="Standard">Ты вертишь календарь в руках?</text:p>
      <text:p text:style-name="Standard">Внимательней смотри.</text:p>
      <text:p text:style-name="Standard">Меня так пробирает страх -</text:p>
      <text:p text:style-name="Standard">Ведь мне сегодня 33.</text:p>
      <text:p text:style-name="Standard">"Иисуса возраст", говорят,</text:p>
      <text:p text:style-name="Standard">Но как же мне-то быть?</text:p>
      <text:p text:style-name="Standard">Ведь он тогда же был распят,</text:p>
      <text:p text:style-name="Standard">А я хочу пожить.</text:p>
      <text:p text:style-name="Standard">И снова пройденный этап,</text:p>
      <text:p text:style-name="Standard">Еще прожитый год,</text:p>
      <text:p text:style-name="Standard">А в детстве я был только рад</text:p>
      <text:p text:style-name="Standard">Совсем наоборот.</text:p>
      <text:p text:style-name="Standard">Чем дальше, ближе все конец,</text:p>
      <text:p text:style-name="Standard">А я хочу успеть</text:p>
      <text:p text:style-name="Standard">И написать, и сотворить,</text:p>
      <text:p text:style-name="Standard">Узнать и посмотреть.</text:p>
      <text:p text:style-name="Standard">На свете очень много мест,</text:p>
      <text:p text:style-name="Standard">Где я не побывал,</text:p>
      <text:p text:style-name="Standard">Хоть и облазил все окрест,</text:p>
      <text:p text:style-name="Standard">Немало прошагал.</text:p>
      <text:p text:style-name="Standard"/>
      <text:p text:style-name="Standard">&lt;здесь поезд пришел, и стих остался незавершенным&gt;</text:p>
      <text:p text:style-name="Standard"/>
      <text:p text:style-name="Standard"/>
      <text:p text:style-name="Standard">заDOOMчивое</text:p>
      <text:p text:style-name="Standard">8 фев, 2008 at 2:43 PM</text:p>
      <text:p text:style-name="Standard"/>
      <text:p text:style-name="Standard">Проходит время, оставляя горечь на душе,</text:p>
      <text:p text:style-name="Standard">Когда все дни твои идут впустую,</text:p>
      <text:p text:style-name="Standard">Ты замечаешь вдруг, что жизнь прошла уже</text:p>
      <text:p text:style-name="Standard">И не подарит нам никто другую.</text:p>
      <text:p text:style-name="Standard"/>
      <text:p text:style-name="Standard">Что ты успел в той жизни совершить,</text:p>
      <text:p text:style-name="Standard">Что в ней ты за собой оставил?</text:p>
      <text:p text:style-name="Standard">Оценит кто тебя и будет ли грустить,</text:p>
      <text:p text:style-name="Standard">Без всяческих условностей и правил.</text:p>
      <text:p text:style-name="Standard"/>
      <text:p text:style-name="Standard">Конечно, станет после всё равно,</text:p>
      <text:p text:style-name="Standard">Когда ты этот мир оставишь,</text:p>
      <text:p text:style-name="Standard">Ведь понял ты уже давно -</text:p>
      <text:p text:style-name="Standard">Что сотворил, того уж не исправишь.</text:p>
      <text:p text:style-name="Standard"/>
      <text:p text:style-name="Standard">Сменился ночью день,</text:p>
      <text:p text:style-name="Standard">И мыслей полусонных череда</text:p>
      <text:p text:style-name="Standard">Терзает, словно мышь подгнивший пень,</text:p>
      <text:p text:style-name="Standard">Твой разум снова, как всегда.</text:p>
      <text:p text:style-name="Standard"/>
      <text:p text:style-name="Standard">И до утра ты будешь молча размышлять,</text:p>
      <text:p text:style-name="Standard">Исправить как нестрашные ошибки,</text:p>
      <text:p text:style-name="Standard">И лишь с рассветом сможешь задремать</text:p>
      <text:p text:style-name="Standard"><text:soft-page-break/>С безумной тенью на губах улыбки.</text:p>
      <text:p text:style-name="Standard"/>
      <text:p text:style-name="Standard">Ты знаешь, все равно придет и твой черед,</text:p>
      <text:p text:style-name="Standard">От смерти никуда тебе не скрыться,</text:p>
      <text:p text:style-name="Standard">Но что-то совершить ты должен наперед,</text:p>
      <text:p text:style-name="Standard">Чтоб в памяти людской не позабыться.</text:p>
      <text:p text:style-name="Standard"/>
      <text:p text:style-name="Standard">Работа, правда, однозначно отвлечет,</text:p>
      <text:p text:style-name="Standard">Ты труд свой посвятишь отчизне.</text:p>
      <text:p text:style-name="Standard">И от смертельных мыслей ты наоборот</text:p>
      <text:p text:style-name="Standard">Придешь вдруг к размышлениям о жизни.</text:p>
      <text:p text:style-name="Standard"/>
      <text:p text:style-name="Standard"/>
      <text:p text:style-name="Standard">Офисное</text:p>
      <text:p text:style-name="Standard">8 фев, 2008 at 2:34 PM</text:p>
      <text:p text:style-name="Standard"/>
      <text:p text:style-name="Standard">стишок про то, что было в офисе... мелочь.</text:p>
      <text:p text:style-name="Standard"/>
      <text:p text:style-name="Standard">И снова к нам пришли клиенты...</text:p>
      <text:p text:style-name="Standard">Нет, это горюшко - не горе,</text:p>
      <text:p text:style-name="Standard">Но как обычно, получилось,</text:p>
      <text:p text:style-name="Standard">Что мы остались в коридоре.</text:p>
      <text:p text:style-name="Standard">Я и Рустем, потом Варвара,</text:p>
      <text:p text:style-name="Standard">Сидим, и малость скучно нам.</text:p>
      <text:p text:style-name="Standard">Конечно, знали бы заране,</text:p>
      <text:p text:style-name="Standard">Ушли б куда-то по делам.</text:p>
      <text:p text:style-name="Standard">Варвара чай пьет, я строгаю</text:p>
      <text:p text:style-name="Standard">Стишок простой, ну а Рустем</text:p>
      <text:p text:style-name="Standard">Сидит и детектив читает.</text:p>
      <text:p text:style-name="Standard">И все же скучновато всем.</text:p>
      <text:p text:style-name="Standard">Как долго это будет длиться?</text:p>
      <text:p text:style-name="Standard">Не ведомо. Ах, если б знать!..</text:p>
      <text:p text:style-name="Standard">Тогда, быть может, мы б умчались</text:p>
      <text:p text:style-name="Standard">Из офиса так, погулять.</text:p>
      <text:p text:style-name="Standard">Проходит день, опять заботы</text:p>
      <text:p text:style-name="Standard">Придется просто забывать.</text:p>
      <text:p text:style-name="Standard">Увы - особенность работы!</text:p>
      <text:p text:style-name="Standard">А впрочем, нам не привыкать.</text:p>
      <text:p text:style-name="Standard">Обед в столе, а тот - в отделе,</text:p>
      <text:p text:style-name="Standard">Куда я не могу попасть,</text:p>
      <text:p text:style-name="Standard">А скоро время и покушать...</text:p>
      <text:p text:style-name="Standard">Вот уж нежданная напасть.</text:p>
      <text:p text:style-name="Standard">А впрочем, это всё неважно:</text:p>
      <text:p text:style-name="Standard">Мозги есть, деньги и часы.</text:p>
      <text:p text:style-name="Standard">И это значит, что безделье</text:p>
      <text:p text:style-name="Standard">Не умалит своей красы.</text:p>
      <text:p text:style-name="Standard">...а в коридоре ходят люди,</text:p>
      <text:p text:style-name="Standard">Работают - да, жизнь кипит.</text:p>
      <text:p text:style-name="Standard">А я все тут... Коллега рядом</text:p>
      <text:p text:style-name="Standard">Как бесприютный всё сидит.</text:p>
      <text:p text:style-name="Standard">Но вот, движение как будто.</text:p>
      <text:p text:style-name="Standard">Наверное, скоро пустят нас.</text:p>
      <text:p text:style-name="Standard"><text:soft-page-break/>А значит, ждать уже недолго,</text:p>
      <text:p text:style-name="Standard">И я закончу свой рассказ.</text:p>
      <text:p text:style-name="Standard"/>
      <text:p text:style-name="Standard"/>
      <text:p text:style-name="Standard">Навеяло...</text:p>
      <text:p text:style-name="Standard">6 фев, 2008 at 4:43 PM</text:p>
      <text:p text:style-name="Standard"/>
      <text:p text:style-name="Standard">Мне не хватает человека,</text:p>
      <text:p text:style-name="Standard">Кого бы мог я полюбить,</text:p>
      <text:p text:style-name="Standard">Кому я мог бы верным быть,</text:p>
      <text:p text:style-name="Standard">Кому опорою служить,</text:p>
      <text:p text:style-name="Standard">О ком заботиться вовек,</text:p>
      <text:p text:style-name="Standard">Кого не захочу бросать,</text:p>
      <text:p text:style-name="Standard">Кому я мог бы все прощать,</text:p>
      <text:p text:style-name="Standard">Кого непросто отыскать.</text:p>
      <text:p text:style-name="Standard">Быть может, это кто-то рядом,</text:p>
      <text:p text:style-name="Standard">Быть может, где-то далеко,</text:p>
      <text:p text:style-name="Standard">Быть может, век не попадется,</text:p>
      <text:p text:style-name="Standard">Найти его ведь нелегко.</text:p>
      <text:p text:style-name="Standard">Мою вторую половинку,</text:p>
      <text:p text:style-name="Standard">Мою горячую слезинку,</text:p>
      <text:p text:style-name="Standard">Мою поддержку, мою кровь,</text:p>
      <text:p text:style-name="Standard">Мою судьбу, мою любовь.</text:p>
      <text:p text:style-name="Standard"/>
      <text:p text:style-name="Standard"/>
      <text:p text:style-name="Standard">так. по настроению асечных статусов.</text:p>
      <text:p text:style-name="Standard">4 фев, 2008 at 3:04 PM</text:p>
      <text:p text:style-name="Standard"/>
      <text:p text:style-name="Standard">Пусть говорят, что любовь - это зло</text:p>
      <text:p text:style-name="Standard">Пусть говорят, что ума нас лишает,</text:p>
      <text:p text:style-name="Standard">Но я отвечу таким: все равно,</text:p>
      <text:p text:style-name="Standard">Горечь ее приятной бывает.</text:p>
      <text:p text:style-name="Standard">Не мазохист я и не люблю,</text:p>
      <text:p text:style-name="Standard">Когда причиняют мне дикую боль.</text:p>
      <text:p text:style-name="Standard">Любви нераздельной игла словно кол,</text:p>
      <text:p text:style-name="Standard">Способна ее причинить исподволь.</text:p>
      <text:p text:style-name="Standard">И может быть счастлив тот, кто не любил,</text:p>
      <text:p text:style-name="Standard">И может, живет он не плохо в достатке</text:p>
      <text:p text:style-name="Standard">Но с милым рай, знаем, есть и в шалаше</text:p>
      <text:p text:style-name="Standard">Или обычной туристской палатке.</text:p>
      <text:p text:style-name="Standard">Но угасает, ах, часто любовь,</text:p>
      <text:p text:style-name="Standard">Уходит романтика, боль остается.</text:p>
      <text:p text:style-name="Standard">Страдаешь ты, но надо верить, что вновь</text:p>
      <text:p text:style-name="Standard">Сладкое чувство это вернется.</text:p>
      <text:p text:style-name="Standard"/>
      <text:p text:style-name="Standard"/>
      <text:p text:style-name="Standard">Мрачное</text:p>
      <text:p text:style-name="Standard">4 фев, 2008 at 1:34 PM</text:p>
      <text:p text:style-name="Standard"/>
      <text:p text:style-name="Standard">Какие-то странные куски песен и стихов были в статусе аськи моего знакомого... Написал ответ, понял - мне такое читать вредно...</text:p>
      <text:p text:style-name="Standard"/>
      <text:p text:style-name="Standard"><text:soft-page-break/>Еще немножко - и каюк,</text:p>
      <text:p text:style-name="Standard">И нас настигнет кара.</text:p>
      <text:p text:style-name="Standard">Быть может, это будет яд,</text:p>
      <text:p text:style-name="Standard">Или порезов пара.</text:p>
      <text:p text:style-name="Standard"/>
      <text:p text:style-name="Standard">И вот, последствия видны:</text:p>
      <text:p text:style-name="Standard">Мутнеет взор, темнеет взгляд,</text:p>
      <text:p text:style-name="Standard">И слишком поздно понял ты:</text:p>
      <text:p text:style-name="Standard">все не вернуть назад.</text:p>
      <text:p text:style-name="Standard"/>
      <text:p text:style-name="Standard">Быть может, вспомнят о тебе,</text:p>
      <text:p text:style-name="Standard">А может быть и нет,</text:p>
      <text:p text:style-name="Standard">Не будет речи и цветов,</text:p>
      <text:p text:style-name="Standard">И не всплакнут в ответ.</text:p>
      <text:p text:style-name="Standard"/>
      <text:p text:style-name="Standard">Могилка тесная твоя</text:p>
      <text:p text:style-name="Standard">Покроется листвой</text:p>
      <text:p text:style-name="Standard">И скоро сгинет без следа,</text:p>
      <text:p text:style-name="Standard">Следа от жизни той.</text:p>
      <text:p text:style-name="Standard"/>
      <text:p text:style-name="Standard"/>
      <text:p text:style-name="Standard">Случайное настроенческое</text:p>
      <text:p text:style-name="Standard">4 фев, 2008 at 1:07 PM</text:p>
      <text:p text:style-name="Standard"/>
      <text:p text:style-name="Standard">А снег идет. Ему ведь все равно,</text:p>
      <text:p text:style-name="Standard">Что надоел он всем уже давно,</text:p>
      <text:p text:style-name="Standard">Что сильно хочется тепла и света,</text:p>
      <text:p text:style-name="Standard">Того, что нам подарит только лето.</text:p>
      <text:p text:style-name="Standard"/>
      <text:p text:style-name="Standard"/>
      <text:p text:style-name="Standard">Метровое. Вечерне-усталое.</text:p>
      <text:p text:style-name="Standard">30 янв, 2008 at 10:32 PM</text:p>
      <text:p text:style-name="Standard"/>
      <text:p text:style-name="Standard">И снова день мой подошел к концу,</text:p>
      <text:p text:style-name="Standard">И тень усталости скользнула по лицу.</text:p>
      <text:p text:style-name="Standard">Очередной полупустой вагон</text:p>
      <text:p text:style-name="Standard">Меня привозит на утихший вдруг перрон.</text:p>
      <text:p text:style-name="Standard">И снова впереди домашних дел черед</text:p>
      <text:p text:style-name="Standard">Меня возьмет жестоко в оборот.</text:p>
      <text:p text:style-name="Standard">А я сейчас все думаю о той,</text:p>
      <text:p text:style-name="Standard">Кому прописаны диета и покой.</text:p>
      <text:p text:style-name="Standard">Она совсем одна в большой палате,</text:p>
      <text:p text:style-name="Standard">Где след от рук на скомкан<text:span text:style-name="T1">н</text:span>ом халате,</text:p>
      <text:p text:style-name="Standard">Где в фоне телевизор развлекает,</text:p>
      <text:p text:style-name="Standard">Вот только он не очень помогает.</text:p>
      <text:p text:style-name="Standard">Пока всего три дня: как мало и как много</text:p>
      <text:p text:style-name="Standard">Уж было сделано. А впереди дорога -</text:p>
      <text:p text:style-name="Standard">Недельный срок ей дан, чтоб отдохнуть,</text:p>
      <text:p text:style-name="Standard">Прийти в себя - и в бытовухи путь.</text:p>
      <text:p text:style-name="Standard">Её мне жаль, но что могу я дать,</text:p>
      <text:p text:style-name="Standard">Кроме того как просто навещать?</text:p>
      <text:p text:style-name="Standard">...а поезд тоже, как и я, устал,</text:p>
      <text:p text:style-name="Standard"><text:soft-page-break/>Невесело колесами стучал,</text:p>
      <text:p text:style-name="Standard">Но вез. А время медленно тянулось,</text:p>
      <text:p text:style-name="Standard">Как будто в патоку случайно окунулось.</text:p>
      <text:p text:style-name="Standard">И мысли, что колючей пеленой</text:p>
      <text:p text:style-name="Standard">Активно днем тревожили покой</text:p>
      <text:p text:style-name="Standard">Замедлились, лишь изредка касаясь</text:p>
      <text:p text:style-name="Standard">Сознания - и тихо растворяясь.</text:p>
      <text:p text:style-name="Standard"/>
      <text:p text:style-name="Standard">написано через пять минут</text:p>
      <text:p text:style-name="Standard"/>
      <text:p text:style-name="Standard">Мой непригляден вид, и нет совсем желания</text:p>
      <text:p text:style-name="Standard">Мне привлекать к нему хоть чуточку внимания,</text:p>
      <text:p text:style-name="Standard">Но невидимкою обычно мне не быть,</text:p>
      <text:p text:style-name="Standard">Ведь стоит людям взгляд лишь обратить,</text:p>
      <text:p text:style-name="Standard">И сразу бросится в глаза моя тетрадь,</text:p>
      <text:p text:style-name="Standard">Куда я продолжаю стих писать.</text:p>
      <text:p text:style-name="Standard">И волосы, и полурваные ботинки -</text:p>
      <text:p text:style-name="Standard">Навряд ли станут украшением картинки.</text:p>
      <text:p text:style-name="Standard">Но по большому счету это все равно,</text:p>
      <text:p text:style-name="Standard">Ибо привычным стало уж давно.</text:p>
      <text:p text:style-name="Standard">Ведь чтоб не стал я делать или одевать</text:p>
      <text:p text:style-name="Standard">Вниманье снова буду привлекать.</text:p>
      <text:p text:style-name="Standard"/>
      <text:p text:style-name="Standard"/>
      <text:p text:style-name="Standard">Метровое, бытовое</text:p>
      <text:p text:style-name="Standard">29 янв, 2008 at 10:24 PM</text:p>
      <text:p text:style-name="Standard"/>
      <text:p text:style-name="Standard">Я ехал в вагоне, он мерно качался</text:p>
      <text:p text:style-name="Standard">На стыках привычно гремя.</text:p>
      <text:p text:style-name="Standard">Скучал я, бездумно играя в кармане</text:p>
      <text:p text:style-name="Standard">Жетончиками тремя.</text:p>
      <text:p text:style-name="Standard">Я знал, что гулять еще надо с собакой</text:p>
      <text:p text:style-name="Standard">И это нельзя отменить.</text:p>
      <text:p text:style-name="Standard">И думал упорно, как это занятье</text:p>
      <text:p text:style-name="Standard">В приятное мне превратить.</text:p>
      <text:p text:style-name="Standard">Сил новый упадок, в душе беспорядок -</text:p>
      <text:p text:style-name="Standard">Наверно, я просто устал.</text:p>
      <text:p text:style-name="Standard">Зевал про себя, рта не приоткрывая,</text:p>
      <text:p text:style-name="Standard">Я ночью опять не доспал.</text:p>
      <text:p text:style-name="Standard">Затеи любые, рабо<text:span text:style-name="T1">т</text:span>ы и дома,</text:p>
      <text:p text:style-name="Standard">Я вновь на потом отложил.</text:p>
      <text:p text:style-name="Standard">До срочных забот, что вот-вот напрягают,</text:p>
      <text:p text:style-name="Standard">Я, к счастью пока не дожил.</text:p>
      <text:p text:style-name="Standard">И долго решал: мне поужинать или</text:p>
      <text:p text:style-name="Standard">Лишь чаем простым обойтись?</text:p>
      <text:p text:style-name="Standard">Но пицца с собою, вот тут, под рукою,</text:p>
      <text:p text:style-name="Standard">Её надо съесть - зашибись! :)</text:p>
      <text:p text:style-name="Standard">Текут мысли вяло сгущенкой из банки,</text:p>
      <text:p text:style-name="Standard">Быть может, её и открыть?</text:p>
      <text:p text:style-name="Standard">Но нет, не хочу, есть и так, что покушать,</text:p>
      <text:p text:style-name="Standard">Придется пока отложить.</text:p>
      <text:p text:style-name="Standard">Еще интернет: сайты, форумы, почта -</text:p>
      <text:p text:style-name="Standard"><text:soft-page-break/>Опять ожидают меня.</text:p>
      <text:p text:style-name="Standard">Неважно, что я это все уже видел,</text:p>
      <text:p text:style-name="Standard">Рассматривая по полдня.</text:p>
      <text:p text:style-name="Standard">Застыла рука, замерла резко ручка,</text:p>
      <text:p text:style-name="Standard">И вновь побежала строка,</text:p>
      <text:p text:style-name="Standard">Закончив рассказ ни о чем, как обычно,</text:p>
      <text:p text:style-name="Standard">Романтика и дурака...</text:p>
      <text:p text:style-name="Standard"/>
      <text:p text:style-name="Standard"/>
      <text:p text:style-name="Standard">ностальгическое...</text:p>
      <text:p text:style-name="Standard">29 янв, 2008 at 1:21 PM</text:p>
      <text:p text:style-name="Standard"/>
      <text:p text:style-name="Standard">О, золотые детства дни,</text:p>
      <text:p text:style-name="Standard">Когда не были мы одни</text:p>
      <text:p text:style-name="Standard">И не сидели в интернете.</text:p>
      <text:p text:style-name="Standard">Нет, были мы свободней дети!</text:p>
      <text:p text:style-name="Standard">И были разные забавы:</text:p>
      <text:p text:style-name="Standard">прогулки в парке и дубравы,</text:p>
      <text:p text:style-name="Standard">Игра с мячом и догонялки,</text:p>
      <text:p text:style-name="Standard">Что назывались прежде "салки".</text:p>
      <text:p text:style-name="Standard">Возня с бездомными котятами</text:p>
      <text:p text:style-name="Standard">И незнакомыми ребятами,</text:p>
      <text:p text:style-name="Standard">Постройка крепости из снега</text:p>
      <text:p text:style-name="Standard">(Валяться в нем такая нега!),</text:p>
      <text:p text:style-name="Standard">Прокладыванье ручейков,</text:p>
      <text:p text:style-name="Standard">Когда кораблик был готов,</text:p>
      <text:p text:style-name="Standard">Чтобы в ручей тот запустить,</text:p>
      <text:p text:style-name="Standard">Потом, идя за ним, следить,</text:p>
      <text:p text:style-name="Standard">Чтобы нигде он не застрял.</text:p>
      <text:p text:style-name="Standard">Увы, все это потерял...</text:p>
      <text:p text:style-name="Standard">Я вырос и уже теперь</text:p>
      <text:p text:style-name="Standard">В другой мир мне открыта дверь.</text:p>
      <text:p text:style-name="Standard">Здесь развлечения другие,</text:p>
      <text:p text:style-name="Standard">Я не скажу, что все - плохие.</text:p>
      <text:p text:style-name="Standard">В них тоже всякое бывает...</text:p>
      <text:p text:style-name="Standard">Но все ж чего-то не хватает...</text:p>
      <text:p text:style-name="Standard"/>
      <text:p text:style-name="Standard"/>
      <text:p text:style-name="Standard">Метровое. Очередной бред.</text:p>
      <text:p text:style-name="Standard">25 янв, 2008 at 10:33 AM</text:p>
      <text:p text:style-name="Standard"/>
      <text:p text:style-name="Standard">Как всегда, вечернею порой, когда поехал я домой...</text:p>
      <text:p text:style-name="Standard"/>
      <text:p text:style-name="Standard">За часом час и день за днем,</text:p>
      <text:p text:style-name="Standard">Проходит время, жизнь нам отмеряя,</text:p>
      <text:p text:style-name="Standard">И мы по жизни той плывем,</text:p>
      <text:p text:style-name="Standard">Куда - конечно же не зная.</text:p>
      <text:p text:style-name="Standard">И пусть планирует чудак</text:p>
      <text:p text:style-name="Standard">То, что он будет делать дальше,</text:p>
      <text:p text:style-name="Standard">Но может все пойти не так:</text:p>
      <text:p text:style-name="Standard">Родится истина из фальши,</text:p>
      <text:p text:style-name="Standard">Фортуна отвернется вдруг,</text:p>
      <text:p text:style-name="Standard"><text:soft-page-break/>Предаст надежный самый друг.</text:p>
      <text:p text:style-name="Standard">А может, и наоборот:</text:p>
      <text:p text:style-name="Standard">Нечаянно вдруг повезет.</text:p>
      <text:p text:style-name="Standard">Сказать нельзя, что дальше будет,</text:p>
      <text:p text:style-name="Standard">Планировать же - не убудет.</text:p>
      <text:p text:style-name="Standard">Пусть бытие не изменить,</text:p>
      <text:p text:style-name="Standard">Пусть можно как и жили жить,</text:p>
      <text:p text:style-name="Standard">кто не согласен - в добрый путь!</text:p>
      <text:p text:style-name="Standard">Быть может даже как-нибудь</text:p>
      <text:p text:style-name="Standard">Сумеет к своему хотенью,</text:p>
      <text:p text:style-name="Standard">Кто не желал плыть по течению,</text:p>
      <text:p text:style-name="Standard">Хоть что-то в мире изменить.</text:p>
      <text:p text:style-name="Standard">А нет - так он старался плыть.</text:p>
      <text:p text:style-name="Standard">Он силу воли проявлял,</text:p>
      <text:p text:style-name="Standard">Хотя бы что-то он желал,</text:p>
      <text:p text:style-name="Standard">И даже если не доплыл,</text:p>
      <text:p text:style-name="Standard">То может он сказать, что жил.</text:p>
      <text:p text:style-name="Standard">Увы, герои наших дней</text:p>
      <text:p text:style-name="Standard">Становятся подчас бледней,</text:p>
      <text:p text:style-name="Standard">Творят они - но для себя,</text:p>
      <text:p text:style-name="Standard">Лишь узкий свой мирок любя.</text:p>
      <text:p text:style-name="Standard">А тот, кто нежность испытал</text:p>
      <text:p text:style-name="Standard">К тому, кого совсем не знал,</text:p>
      <text:p text:style-name="Standard">Кого готовый был спасти,</text:p>
      <text:p text:style-name="Standard">Тот мне милей, с ним по пути.</text:p>
      <text:p text:style-name="Standard"/>
      <text:p text:style-name="Standard">И пусть коротким будет путь,</text:p>
      <text:p text:style-name="Standard">Его пройду я... как-нибудь...</text:p>
      <text:p text:style-name="Standard"/>
      <text:p text:style-name="Standard"/>
      <text:p text:style-name="Standard">Метровое, утреннее</text:p>
      <text:p text:style-name="Standard">23 янв, 2008 at 11:34 AM</text:p>
      <text:p text:style-name="Standard"/>
      <text:p text:style-name="Standard">Напомню: я больше программист (хотя в этом кое-кто сомневается), чем поэт либо писатель, поэтому не критикуйте строго...</text:p>
      <text:p text:style-name="Standard"/>
      <text:p text:style-name="Standard"/>
      <text:p text:style-name="Standard">Мы жили в разных городах:</text:p>
      <text:p text:style-name="Standard">Она в Москве, а я в глубинке,</text:p>
      <text:p text:style-name="Standard">Но между нами был роман,</text:p>
      <text:p text:style-name="Standard">Совсем как будто по-старинке.</text:p>
      <text:p text:style-name="Standard">Её я искренне любил,</text:p>
      <text:p text:style-name="Standard">Все недостатки ей прощая,</text:p>
      <text:p text:style-name="Standard">Она ж холодною была,</text:p>
      <text:p text:style-name="Standard">Внимания не обращая.</text:p>
      <text:p text:style-name="Standard">Но неизбежен был финал,</text:p>
      <text:p text:style-name="Standard">И мы, конечно же, расстались,</text:p>
      <text:p text:style-name="Standard">Она, как прежде, зажила,</text:p>
      <text:p text:style-name="Standard">А я тонул в своей печали.</text:p>
      <text:p text:style-name="Standard">Да, откровенно я страдал,</text:p>
      <text:p text:style-name="Standard">Слезой горючей умываясь,</text:p>
      <text:p text:style-name="Standard">И позже от случайных встреч</text:p>
      <text:p text:style-name="Standard"><text:soft-page-break/>Отказываясь и скрываясь.</text:p>
      <text:p text:style-name="Standard">Тоску глухую заглушить</text:p>
      <text:p text:style-name="Standard">Чтоб, выбрал я себе занятие -</text:p>
      <text:p text:style-name="Standard">Оно надолго отвлекло,</text:p>
      <text:p text:style-name="Standard">Мое спасение-проклятие.</text:p>
      <text:p text:style-name="Standard">Я успокоился почти,</text:p>
      <text:p text:style-name="Standard">Но только фото я встречал,</text:p>
      <text:p text:style-name="Standard">Давило что-то изнутри,</text:p>
      <text:p text:style-name="Standard">И я недолго, но страдал.</text:p>
      <text:p text:style-name="Standard"/>
      <text:p text:style-name="Standard">Да, вот ирония судьбы:</text:p>
      <text:p text:style-name="Standard">Спустя два года вновь</text:p>
      <text:p text:style-name="Standard">Мы вместе встретились с тобой,</text:p>
      <text:p text:style-name="Standard">Но умерла любовь.</text:p>
      <text:p text:style-name="Standard">И час иль полтора езды</text:p>
      <text:p text:style-name="Standard">С тобой лишь отделяет нас...</text:p>
      <text:p text:style-name="Standard">Но мы сегодня - лишь друзья,</text:p>
      <text:p text:style-name="Standard">Любви прошел рассказ...</text:p>
      <text:p text:style-name="Standard"/>
      <text:p text:style-name="Standard"/>
      <text:p text:style-name="Standard">Метровое...</text:p>
      <text:p text:style-name="Standard">17 янв, 2008 at 4:57 PM</text:p>
      <text:p text:style-name="Standard"/>
      <text:p text:style-name="Standard">Вчерашний день был безумный, шебутной, под вечер я совсем разгорячился.... Потом в метро и родился</text:p>
      <text:p text:style-name="Standard"/>
      <text:p text:style-name="Standard"/>
      <text:p text:style-name="Standard">Я суетился целый день,</text:p>
      <text:p text:style-name="Standard">Работать, правда, было лень,</text:p>
      <text:p text:style-name="Standard">И весь день, с самого утра,</text:p>
      <text:p text:style-name="Standard">Меня спасала лишь игра.</text:p>
      <text:p text:style-name="Standard">Наш был неполным коллектив,</text:p>
      <text:p text:style-name="Standard">Понадобился креатив</text:p>
      <text:p text:style-name="Standard">Или активность среди всех,</text:p>
      <text:p text:style-name="Standard">Нет, ну в финале был успех...</text:p>
      <text:p text:style-name="Standard">Гонцом работал мой начальник,</text:p>
      <text:p text:style-name="Standard">Я был горячим, как паяльник...</text:p>
      <text:p text:style-name="Standard">На плечи было нам возложено</text:p>
      <text:p text:style-name="Standard">То, что нам делать не положено</text:p>
      <text:p text:style-name="Standard">И чтоб не уступить беде</text:p>
      <text:p text:style-name="Standard">Пришлось забыть и о еде.</text:p>
      <text:p text:style-name="Standard">Кусочничать я преуспел</text:p>
      <text:p text:style-name="Standard">Так, что есть, в общем, не хотел,</text:p>
      <text:p text:style-name="Standard">И в настроенье боевом</text:p>
      <text:p text:style-name="Standard">Умчался я домой бегом.</text:p>
      <text:p text:style-name="Standard">На лестнице чуть не упал,</text:p>
      <text:p text:style-name="Standard">Но все же на ногу попал,</text:p>
      <text:p text:style-name="Standard">Кого-то чудом не толкнул</text:p>
      <text:p text:style-name="Standard">Когда в идеях утонул.</text:p>
      <text:p text:style-name="Standard">Вот, скоро будет уже дом,</text:p>
      <text:p text:style-name="Standard">А голова идет кругом.</text:p>
      <text:p text:style-name="Standard">Заметки по своей программе</text:p>
      <text:p text:style-name="Standard"><text:soft-page-break/>Я написал в минорной гамме</text:p>
      <text:p text:style-name="Standard">И чтобы время не терять,</text:p>
      <text:p text:style-name="Standard">Стишок решил посочинять.</text:p>
      <text:p text:style-name="Standard">Зачем его я написал,</text:p>
      <text:p text:style-name="Standard">Пожалуй, даже сам не знал.</text:p>
      <text:p text:style-name="Standard">А мне лишь стоило начать,</text:p>
      <text:p text:style-name="Standard">Как только начал я скучать!</text:p>
      <text:p text:style-name="Standard">Вот, думаю, что будет дома,</text:p>
      <text:p text:style-name="Standard">Где все привычно и знакомо,</text:p>
      <text:p text:style-name="Standard">Где, в общем, нечем заниматься,</text:p>
      <text:p text:style-name="Standard">Мультяшками лишь забавляться,</text:p>
      <text:p text:style-name="Standard">Плюс книга, музыка, кино</text:p>
      <text:p text:style-name="Standard">Иль игры - это всё равно.</text:p>
      <text:p text:style-name="Standard"/>
      <text:p text:style-name="Standard">Но вот и станция моя,</text:p>
      <text:p text:style-name="Standard">Закончу я, мои друзья...</text:p>
      <text:p text:style-name="Standard"/>
      <text:p text:style-name="Standard">Метровое, с больною головой</text:p>
      <text:p text:style-name="Standard">12 янв, 2008 at 1:27 PM</text:p>
      <text:p text:style-name="Standard"/>
      <text:p text:style-name="Standard">С тяжелой головою я покидал вагон,</text:p>
      <text:p text:style-name="Standard">Нет, я не пьян был вовсе, не одолевал сон.</text:p>
      <text:p text:style-name="Standard">Я просто был усталый, к тому ж почти больной</text:p>
      <text:p text:style-name="Standard">И жизнь была немилой, она шла стороной.</text:p>
      <text:p text:style-name="Standard">Но взгляд случайный бросив, ЕЁ я увидал,</text:p>
      <text:p text:style-name="Standard">Ту, что давно уж встретить совсем не ожидал.</text:p>
      <text:p text:style-name="Standard">Мы были с ней знакомы лишь в "аське", но давно</text:p>
      <text:p text:style-name="Standard">Она из виду скрылась, ей было всё равно.</text:p>
      <text:p text:style-name="Standard">Совсем красоткой стала, и новый круг друзей</text:p>
      <text:p text:style-name="Standard">Уж у нее завелся, чем старый стал милей.</text:p>
      <text:p text:style-name="Standard">А может, я ошибся, и это не она,</text:p>
      <text:p text:style-name="Standard">Но больно уж похожа, как ясная луна,</text:p>
      <text:p text:style-name="Standard">Идет себе спокойно, как в воздухе паря,</text:p>
      <text:p text:style-name="Standard">Она, как королева, царица без царя.</text:p>
      <text:p text:style-name="Standard">Я ничего не сделал, прощальный кинув взгляд,</text:p>
      <text:p text:style-name="Standard">Ушел, не обернувшись, не посмотрев назад.</text:p>
      <text:p text:style-name="Standard">Коль не она - не важно, тем более спешу.</text:p>
      <text:p text:style-name="Standard">Теперь стихотворение вот это я пишу.</text:p>
      <text:p text:style-name="Standard">...А все же жаль бесед тех прервалась череда,</text:p>
      <text:p text:style-name="Standard">Я был забыт, отвергнут, как видно, навсегда.</text:p>
      <text:p text:style-name="Standard">Не первый это случай, и я почти привык,</text:p>
      <text:p text:style-name="Standard">что подавить придется своей обиды крик.</text:p>
      <text:p text:style-name="Standard">А боль опять вернулась - не сердце, голова,</text:p>
      <text:p text:style-name="Standard">Как только дописал я последние слова...</text:p>
      <text:p text:style-name="Standard"/>
      <text:p text:style-name="Standard"/>
      <text:p text:style-name="Standard">Метровое, 1 января 2008 г. 6 часов утра</text:p>
      <text:p text:style-name="Standard">3 янв, 2008 at 3:22 PM</text:p>
      <text:p text:style-name="Standard"/>
      <text:p text:style-name="Standard">Словно девочка-снегурка по вагону ты промчалась</text:p>
      <text:p text:style-name="Standard">Только у дверей последних, рядом ты стоять осталась.</text:p>
      <text:p text:style-name="Standard">Ясный взгляд, чуть-чуть наивный, судорожные движения</text:p>
      <text:p text:style-name="Standard"><text:soft-page-break/>Выдавали бодрость духа, праздничное настроение.</text:p>
      <text:p text:style-name="Standard">Ты одна, что очень странно, без цветов и без подарка,</text:p>
      <text:p text:style-name="Standard">Чуть устала ты, но все же смотришь ты повсюду ярко.</text:p>
      <text:p text:style-name="Standard">Сразу видно, ты довольна, значит, Новый Год встречая</text:p>
      <text:p text:style-name="Standard">Провела с друзьями время, может даже кроме чая</text:p>
      <text:p text:style-name="Standard">Не брала ты в рот ни капли, но тебе ведь не мешало</text:p>
      <text:p text:style-name="Standard">Веселиться и общаться это. Видимо, немало</text:p>
      <text:p text:style-name="Standard">Провела ты с ними время... Вот твоя уж остановка,</text:p>
      <text:p text:style-name="Standard">Ты вскочила - и на выход. Как печально и неловко,</text:p>
      <text:p text:style-name="Standard">Что тебя я не увижу, это дописав творение,</text:p>
      <text:p text:style-name="Standard">Как обычно, незнакомке посвятив стихотворение.</text:p>
      <text:p text:style-name="Standard"/>
      <text:p text:style-name="Standard"/>
      <text:p text:style-name="Standard">Очередное метровое</text:p>
      <text:p text:style-name="Standard">29 дек, 2007 at 3:45 PM</text:p>
      <text:p text:style-name="Standard"/>
      <text:p text:style-name="Standard">Да, не красавица она, и это очевидно,</text:p>
      <text:p text:style-name="Standard">Но я не думаю, что так уж ей обидно.</text:p>
      <text:p text:style-name="Standard">Быть может, это только юности дыханье,</text:p>
      <text:p text:style-name="Standard">Но на ее лице царит очарованье.</text:p>
      <text:p text:style-name="Standard">И вроде взгляд направлен в никуда,</text:p>
      <text:p text:style-name="Standard">И губ углы опущены устало,</text:p>
      <text:p text:style-name="Standard">Но в целом, очень мило - это да!</text:p>
      <text:p text:style-name="Standard">Сейчас, наверное, уже такого мало.</text:p>
      <text:p text:style-name="Standard">Она одна, без жениха, без кавалера,</text:p>
      <text:p text:style-name="Standard">Но незаметно, что страдает от его нехватки.</text:p>
      <text:p text:style-name="Standard">Конечно, это лучше чем, бывает, для примера,</text:p>
      <text:p text:style-name="Standard">Одна лишь ругань, споры, схватки.</text:p>
      <text:p text:style-name="Standard">Ее любовь еще, быть может, не коснулась,</text:p>
      <text:p text:style-name="Standard">Стрела Амура даже краем не коснулась.</text:p>
      <text:p text:style-name="Standard">Настанет время, и однажды подойдет к ней он,</text:p>
      <text:p text:style-name="Standard">Что будет нужен ласков и безоговорочно влюблен.</text:p>
      <text:p text:style-name="Standard">Ну а пока она ждет армии любви солдата,</text:p>
      <text:p text:style-name="Standard">Одна, как прежде, едет на метро куда-то...</text:p>
      <text:p text:style-name="Standard"/>
      <text:p text:style-name="Standard"/>
      <text:p text:style-name="Standard">метровое</text:p>
      <text:p text:style-name="Standard">25 дек, 2007 at 11:46 PM</text:p>
      <text:p text:style-name="Standard"/>
      <text:p text:style-name="Standard">Вы не заметили тоску в моих глазах,</text:p>
      <text:p text:style-name="Standard">И сердца дикий стук, и дрожь в руках.</text:p>
      <text:p text:style-name="Standard">Я слушал всё, не подавая виду,</text:p>
      <text:p text:style-name="Standard">А Вы твердили только про свою обиду.</text:p>
      <text:p text:style-name="Standard">А я молчал. Ну что я мог сказать?</text:p>
      <text:p text:style-name="Standard">Что Вы неправы? Это было бы солгать.</text:p>
      <text:p text:style-name="Standard">Но то, что истина на вашей стороне</text:p>
      <text:p text:style-name="Standard">Означило бы только ложь вдвойне.</text:p>
      <text:p text:style-name="Standard">Вина за всё лежала на обоих нас,</text:p>
      <text:p text:style-name="Standard">Но я молчал, ведь не пришел тот час,</text:p>
      <text:p text:style-name="Standard">Когда Вы сможете мысль эту осознать</text:p>
      <text:p text:style-name="Standard">И может быть, прощение искать.</text:p>
      <text:p text:style-name="Standard">Укор запрятав глубоко внутри,</text:p>
      <text:p text:style-name="Standard"><text:soft-page-break/>Сказать хотел я, крикнуть: "Посмотри!</text:p>
      <text:p text:style-name="Standard">Твоей обиды повод - ах, какая ерунда!</text:p>
      <text:p text:style-name="Standard">Ну <text:span text:style-name="T1">п</text:span>очему неприм<text:span text:style-name="T1">и</text:span>рима ты тогда?</text:p>
      <text:p text:style-name="Standard">Меня надолго ты поставила в игнор.</text:p>
      <text:p text:style-name="Standard">Что ж, я переживу, ведь жил же до сих пор".</text:p>
      <text:p text:style-name="Standard">И что еще хотел бы я сказать:</text:p>
      <text:p text:style-name="Standard">Мне больно нашу дружбу потерять.</text:p>
      <text:p text:style-name="Standard"/>
      <text:p text:style-name="Standard">Да, я неправ во многом ,я не спорю,</text:p>
      <text:p text:style-name="Standard">но я не стану предаваться горю.</text:p>
      <text:p text:style-name="Standard">Я буду е<text:span text:style-name="T1">с</text:span>ть, шутить, играть, смеяться,</text:p>
      <text:p text:style-name="Standard">Чтоб в одиночеств<text:span text:style-name="T1">е</text:span>, как прежде, разрыдаться.</text:p>
      <text:p text:style-name="Standard">Ночь для тоски, но для веселья будет новый день,</text:p>
      <text:p text:style-name="Standard">Когда я занят, мне не помешает тень</text:p>
      <text:p text:style-name="Standard">Тревог, забот, проблем, как у народа.</text:p>
      <text:p text:style-name="Standard">Оставлю за спиной всё, за границей года.</text:p>
      <text:p text:style-name="Standard">Ему итог безрадостный я скоро подведу,</text:p>
      <text:p text:style-name="Standard">Решу исправить всё, но есть одна беда:</text:p>
      <text:p text:style-name="Standard">Я новый год, как старый, бестолково проведу,</text:p>
      <text:p text:style-name="Standard">Живя и ошибаясь, как всегда.</text:p>
      <text:p text:style-name="Standard"/>
      <text:p text:style-name="Standard"/>
      <text:p text:style-name="Standard">Эпитафия</text:p>
      <text:p text:style-name="Standard">25 дек, 2007 at 9:18 AM</text:p>
      <text:p text:style-name="Standard"/>
      <text:p text:style-name="Standard">Она как ягода красна</text:p>
      <text:p text:style-name="Standard">И как природа многолика.</text:p>
      <text:p text:style-name="Standard">Она Викторией была -</text:p>
      <text:p text:style-name="Standard">не ВИшенКА, но ежеВИКА.</text:p>
      <text:p text:style-name="Standard"/>
      <text:p text:style-name="Standard"/>
      <text:p text:style-name="Standard">метровое</text:p>
      <text:p text:style-name="Standard">25 дек, 2007 at 9:13 AM</text:p>
      <text:p text:style-name="Standard"/>
      <text:p text:style-name="Standard">Я был потерян и устал,</text:p>
      <text:p text:style-name="Standard">Куда-то шел, не знаю сам.</text:p>
      <text:p text:style-name="Standard">Наверное, покой искал</text:p>
      <text:p text:style-name="Standard">Уму, и телу, и глазам.</text:p>
      <text:p text:style-name="Standard">Был путь неблизок но спокоен,</text:p>
      <text:p text:style-name="Standard">Я никуда не торопился,</text:p>
      <text:p text:style-name="Standard">Как в древности суровый воин,</text:p>
      <text:p text:style-name="Standard">Что с сечи только воротился.</text:p>
      <text:p text:style-name="Standard">Прохожих тени да машины,</text:p>
      <text:p text:style-name="Standard">Как призраки, вокруг скользили.</text:p>
      <text:p text:style-name="Standard">И зимней ночи той картины</text:p>
      <text:p text:style-name="Standard">Совсем собой не бередили.</text:p>
      <text:p text:style-name="Standard">А с неба тихо падал снег,</text:p>
      <text:p text:style-name="Standard">Дорогу мерно покрывая.</text:p>
      <text:p text:style-name="Standard">Казалось, он идет уж век</text:p>
      <text:p text:style-name="Standard">Везде, от края и до края.</text:p>
      <text:p text:style-name="Standard">Мой след терялся в темноте,</text:p>
      <text:p text:style-name="Standard">Лишь на свету вновь появляясь,</text:p>
      <text:p text:style-name="Standard"><text:soft-page-break/>И вновь теряясь в пустоте,</text:p>
      <text:p text:style-name="Standard">В той снежной дымке растворяясь.</text:p>
      <text:p text:style-name="Standard">Где мой приют, где дом родной,</text:p>
      <text:p text:style-name="Standard">Вопросом я не задавался.</text:p>
      <text:p text:style-name="Standard">И, обходя всех стороной,</text:p>
      <text:p text:style-name="Standard">Его найти я не пытался.</text:p>
      <text:p text:style-name="Standard">Я шел и шел, лишь напевая</text:p>
      <text:p text:style-name="Standard">с шагами тихо в унисон.</text:p>
      <text:p text:style-name="Standard">Я шел, куда - и сам не зная...</text:p>
      <text:p text:style-name="Standard">А может, то был только сон.</text:p>
      <text:p text:style-name="Standard"/>
      <text:p text:style-name="Standard"/>
      <text:p text:style-name="Standard">ФУлиганистость, или о том, как писать стихи</text:p>
      <text:p text:style-name="Standard">20 дек, 2007 at 3:17 PM</text:p>
      <text:p text:style-name="Standard"/>
      <text:p text:style-name="Standard">Все, что я буду тут писать,</text:p>
      <text:p text:style-name="Standard">Всерьез не стоит принимать</text:p>
      <text:p text:style-name="Standard"/>
      <text:p text:style-name="Standard">Итак, о том, на чем писать.</text:p>
      <text:p text:style-name="Standard">Ну, что могу я вам сказать?</text:p>
      <text:p text:style-name="Standard">На окнах, стенах, потолке,</text:p>
      <text:p text:style-name="Standard">Машине или на руке -</text:p>
      <text:p text:style-name="Standard">Да, выбор тут неограничен,</text:p>
      <text:p text:style-name="Standard">Велик он так, что неприличен.</text:p>
      <text:p text:style-name="Standard"/>
      <text:p text:style-name="Standard">О чем писать? Вполне свободно</text:p>
      <text:p text:style-name="Standard">Писать можно о чем угодно</text:p>
      <text:p text:style-name="Standard">(сейчас, как будто, это модно)</text:p>
      <text:p text:style-name="Standard"/>
      <text:p text:style-name="Standard">А чем писать? Я вам скажу,</text:p>
      <text:p text:style-name="Standard">Что много средств я нахожу.</text:p>
      <text:p text:style-name="Standard">Помада, палец и чернила</text:p>
      <text:p text:style-name="Standard">(мне первое особо мило),</text:p>
      <text:p text:style-name="Standard">Грязь, кровь и даже сопли</text:p>
      <text:p text:style-name="Standard">(предвижу возмущенья вопли)</text:p>
      <text:p text:style-name="Standard"/>
      <text:p text:style-name="Standard">Теперь о рифме. Это да!</text:p>
      <text:p text:style-name="Standard">Согласовать - не ерунда.</text:p>
      <text:p text:style-name="Standard">Но если слов не подобрать -</text:p>
      <text:p text:style-name="Standard">Бог с ними, можно наплевать.</text:p>
      <text:p text:style-name="Standard">И белый стих пока сгодится,</text:p>
      <text:p text:style-name="Standard">Не будем с рифмой торопиться.</text:p>
      <text:p text:style-name="Standard"/>
      <text:p text:style-name="Standard">Шаг и размер. Вот тут сложнее,</text:p>
      <text:p text:style-name="Standard">Ведь это все куда умнее,</text:p>
      <text:p text:style-name="Standard">Чем сразу может показаться.</text:p>
      <text:p text:style-name="Standard">Конечно, надо постараться,</text:p>
      <text:p text:style-name="Standard">Чтоб можно было всё напеть.</text:p>
      <text:p text:style-name="Standard">Но если наступил медведь,</text:p>
      <text:p text:style-name="Standard">То я скажу вам наперед -</text:p>
      <text:p text:style-name="Standard">Любой размер тогда сойдет.</text:p>
      <text:p text:style-name="Standard"/>
      <text:p text:style-name="Standard"><text:soft-page-break/></text:p>
      <text:p text:style-name="Standard">Метровые стишки</text:p>
      <text:p text:style-name="Standard">18 дек, 2007 at 11:30 AM</text:p>
      <text:p text:style-name="Standard"/>
      <text:p text:style-name="Standard">Просто стишки, что приходят в голову, когда я еду в Метро. Там же и записываю их. Так что либо не читайте вовсе, либо - не судите слишком негативно, пожалуйста!( Свернуть )</text:p>
      <text:p text:style-name="Standard"/>
      <text:p text:style-name="Standard"/>
      <text:p text:style-name="Standard">Это в память о былом</text:p>
      <text:p text:style-name="Standard">Она цветет, и тихо увядает,</text:p>
      <text:p text:style-name="Standard">То появляется, то молча исчезает.</text:p>
      <text:p text:style-name="Standard">Мы мало с ней общаемся сейчас,</text:p>
      <text:p text:style-name="Standard">Как было между нами в прошлый раз,</text:p>
      <text:p text:style-name="Standard">Когда расстались не по-доброму. Как знать,</text:p>
      <text:p text:style-name="Standard">Быть может, лучше было вовсе не встречать?</text:p>
      <text:p text:style-name="Standard">Неважно, все давно уж миновало,</text:p>
      <text:p text:style-name="Standard">Хоть пережито было и немало.</text:p>
      <text:p text:style-name="Standard">Но в случае любом я не забыл,</text:p>
      <text:p text:style-name="Standard">Ту, что когда-то полюбил.</text:p>
      <text:p text:style-name="Standard"/>
      <text:p text:style-name="Standard">----------------------------------</text:p>
      <text:p text:style-name="Standard">Бытовое-усталое</text:p>
      <text:p text:style-name="Standard">Вновь день прошел, как будто не бывало,</text:p>
      <text:p text:style-name="Standard">Я чувствую, его мне было мало.</text:p>
      <text:p text:style-name="Standard">А что я делал, чтоб отметить этот день?</text:p>
      <text:p text:style-name="Standard">Да ничего, мне просто было лень!</text:p>
      <text:p text:style-name="Standard"/>
      <text:p text:style-name="Standard">Лишь чисел, слов загадочных строка,</text:p>
      <text:p text:style-name="Standard">Потом еще одна, еще, до пор, пока</text:p>
      <text:p text:style-name="Standard">В глазах от них опять не зарябит.</text:p>
      <text:p text:style-name="Standard">Тогда работа в сторону летит</text:p>
      <text:p text:style-name="Standard">И наступает очередь игры,</text:p>
      <text:p text:style-name="Standard">Но ненадолго, лишь до той поры,</text:p>
      <text:p text:style-name="Standard">Когда я понимаю, что опять</text:p>
      <text:p text:style-name="Standard">Мне надо код рабочий ковырять.</text:p>
      <text:p text:style-name="Standard">Смотрю, и снова нахожу следы</text:p>
      <text:p text:style-name="Standard">неясностей, ошибок и "воды"...</text:p>
      <text:p text:style-name="Standard">...Да, кстати, снова опустел стакан.</text:p>
      <text:p text:style-name="Standard">Я за водой сходил, сижу, как истукан</text:p>
      <text:p text:style-name="Standard">И делаю в работе перерыв.</text:p>
      <text:p text:style-name="Standard">Попил, печенье съел - и вновь в игры отрыв!</text:p>
      <text:p text:style-name="Standard"/>
      <text:p text:style-name="Standard">Игра мне не дает уснуть</text:p>
      <text:p text:style-name="Standard">И день прожить, хотя бы как-нибудь.</text:p>
      <text:p text:style-name="Standard">И кто-то скажет пусть: всё - полная фигня!</text:p>
      <text:p text:style-name="Standard">Но та игра - лекарство для меня.</text:p>
      <text:p text:style-name="Standard"/>
      <text:p text:style-name="Standard">----------------------------------</text:p>
      <text:p text:style-name="Standard">Про метро</text:p>
      <text:p text:style-name="Standard">Случайных лиц черед, красивых и не очень,</text:p>
      <text:p text:style-name="Standard">На них по-разному отражены года:</text:p>
      <text:p text:style-name="Standard">Вот кто-то спит почти, а кто-то озабочен.</text:p>
      <text:p text:style-name="Standard"><text:soft-page-break/>Такое место, эти поезда,</text:p>
      <text:p text:style-name="Standard">Увидишь всякое, лишь стоит осмотреться:</text:p>
      <text:p text:style-name="Standard">Вот новый кто-то, вот знакомых череда.</text:p>
      <text:p text:style-name="Standard">И знаешь ты, что никуда не деться,</text:p>
      <text:p text:style-name="Standard">Кого увидишь вновь, кого уж - никогда.</text:p>
      <text:p text:style-name="Standard">Что в лицах тех? Всё, вроде, как обычно:</text:p>
      <text:p text:style-name="Standard">Печаль и радость, равнодушие и страх,</text:p>
      <text:p text:style-name="Standard">Чей взор потух, всё как всегда, привычно...</text:p>
      <text:p text:style-name="Standard">А у кого горит искра в глазах.</text:p>
      <text:p text:style-name="Standard">Обычно кто-то спит или читает,</text:p>
      <text:p text:style-name="Standard">А кто-то целый путь болтал...</text:p>
      <text:p text:style-name="Standard">А вот девица вяжет - так бывает!</text:p>
      <text:p text:style-name="Standard">Я это сам сегодня увидал.</text:p>
      <text:p text:style-name="Standard"/>
      <text:p text:style-name="Standard">И стук колес, и шум, и кач вагона,</text:p>
      <text:p text:style-name="Standard">Как правило, сопровождают нас.</text:p>
      <text:p text:style-name="Standard">И словно маяки, огна перрона,</text:p>
      <text:p text:style-name="Standard">И вновь туннеля тьма, по многу раз...</text:p>
      <text:p text:style-name="Standard"/>
      <text:p text:style-name="Standard">----------------------------------</text:p>
      <text:p text:style-name="Standard">О случайной незнакомке</text:p>
      <text:p text:style-name="Standard">Она стояла, независима,</text:p>
      <text:p text:style-name="Standard">Высоко голову подняв,</text:p>
      <text:p text:style-name="Standard">Она была слегка несчастлива,</text:p>
      <text:p text:style-name="Standard">А может, это я не прав.</text:p>
      <text:p text:style-name="Standard">В ее глазах, потухших вдруг,</text:p>
      <text:p text:style-name="Standard">Уже ничто не отражалось.</text:p>
      <text:p text:style-name="Standard">Наверно, затаенной грусть</text:p>
      <text:p text:style-name="Standard">Лишь для нее одной осталась.</text:p>
      <text:p text:style-name="Standard">И ее красное пальто,</text:p>
      <text:p text:style-name="Standard">И сумка, золотом горящая,</text:p>
      <text:p text:style-name="Standard">Меня в сомненья возвели:</text:p>
      <text:p text:style-name="Standard">А вдруг, она ненастоящая?</text:p>
      <text:p text:style-name="Standard">Холодный взгляд, недоумение,</text:p>
      <text:p text:style-name="Standard">Лицо, такое аккуратное,</text:p>
      <text:p text:style-name="Standard">Производили впечатление,</text:p>
      <text:p text:style-name="Standard">Казалось бы, невероятное.</text:p>
      <text:p text:style-name="Standard">Жаль, нам знакомыми не быть,</text:p>
      <text:p text:style-name="Standard">И встреча эта - первый и последний раз.</text:p>
      <text:p text:style-name="Standard">Но мне ее так просто не забыть,</text:p>
      <text:p text:style-name="Standard">Ведь будет этот у меня рассказ.</text:p>
      <text:p text:style-name="Standard"/>
      <text:p text:style-name="Standard"/>
      <text:p text:style-name="Standard">настроенческое</text:p>
      <text:p text:style-name="Standard">3 дек, 2007 at 1:04 PM</text:p>
      <text:p text:style-name="Standard"/>
      <text:p text:style-name="Standard">Я был не прав, я заблуждался,</text:p>
      <text:p text:style-name="Standard">Не в ту пожизненно влюблялся,</text:p>
      <text:p text:style-name="Standard">И думал вовсе не о том,</text:p>
      <text:p text:style-name="Standard">Что сделает милей мой дом,</text:p>
      <text:p text:style-name="Standard">Что сможет в жизни мне помочь,</text:p>
      <text:p text:style-name="Standard">Что точно пользу принесет.</text:p>
      <text:p text:style-name="Standard"><text:soft-page-break/>Хотя все знал и понимал...</text:p>
      <text:p text:style-name="Standard">Я делал все наоборот.</text:p>
      <text:p text:style-name="Standard"/>
      <text:p text:style-name="Standard"/>
      <text:p text:style-name="Standard">навеяло :(</text:p>
      <text:p text:style-name="Standard">3 дек, 2007 at 12:43 PM</text:p>
      <text:p text:style-name="Standard"/>
      <text:p text:style-name="Standard">Живя сегодняшним лишь днем</text:p>
      <text:p text:style-name="Standard">Мы мало думаем о нем,</text:p>
      <text:p text:style-name="Standard">О том, что впереди у нас</text:p>
      <text:p text:style-name="Standard">Еще день, а не только час.</text:p>
      <text:p text:style-name="Standard"/>
      <text:p text:style-name="Standard">Сиюминутная забота,</text:p>
      <text:p text:style-name="Standard">Будь отдых то или работа,</text:p>
      <text:p text:style-name="Standard">Преддверие других забот,</text:p>
      <text:p text:style-name="Standard">Того, что только еще ждет,</text:p>
      <text:p text:style-name="Standard"/>
      <text:p text:style-name="Standard">Что тянется из завтра к нам,</text:p>
      <text:p text:style-name="Standard">Что тупо долбит по мозгам,</text:p>
      <text:p text:style-name="Standard">Чего нельзя нам избежать,</text:p>
      <text:p text:style-name="Standard">А лишь удачи пожелать...</text:p>
      <text:p text:style-name="Standard"/>
      <text:p text:style-name="Standard">К чему я это? Как всегда,</text:p>
      <text:p text:style-name="Standard">Лишь настроение виной.</text:p>
      <text:p text:style-name="Standard">Поверьте, скоро буду я</text:p>
      <text:p text:style-name="Standard">Опять веселый и другой...</text:p>
      <text:p text:style-name="Standard"/>
      <text:p text:style-name="Standard">И словно в розовых очках,</text:p>
      <text:p text:style-name="Standard">Опять предстанет этот мир,</text:p>
      <text:p text:style-name="Standard">Вся жизнь - один лишь только день,</text:p>
      <text:p text:style-name="Standard">И он - мой радостный кумир...</text:p>
      <text:p text:style-name="Standard"/>
      <text:p text:style-name="Standard">Метровый двустих</text:p>
      <text:p text:style-name="Standard">27 ноя, 2007 at 10:43 AM</text:p>
      <text:p text:style-name="Standard"/>
      <text:p text:style-name="Standard">В последнее время не до поэзии... Во всяком случае, качественной :) Поэтому вот - ( Свернуть )</text:p>
      <text:p text:style-name="Standard"/>
      <text:p text:style-name="Standard">Она жила, меня не знала,</text:p>
      <text:p text:style-name="Standard">И душу мне не волновала,</text:p>
      <text:p text:style-name="Standard">Но случай странный, роковой -</text:p>
      <text:p text:style-name="Standard">Я познакомился с тобой.</text:p>
      <text:p text:style-name="Standard">Но ты в Москве, а я далече,</text:p>
      <text:p text:style-name="Standard">и ясно, что роман не вечен.</text:p>
      <text:p text:style-name="Standard">Тебе другой был наречен,</text:p>
      <text:p text:style-name="Standard">А я? Я просто обречен.</text:p>
      <text:p text:style-name="Standard">Меня ты враз завоевала,</text:p>
      <text:p text:style-name="Standard">Но Все ж тебе казалось мало.</text:p>
      <text:p text:style-name="Standard">Но вот, однажды, словно взрыв,</text:p>
      <text:p text:style-name="Standard">случился все-таки разрыв.</text:p>
      <text:p text:style-name="Standard">Я проводил тебя, страдая,</text:p>
      <text:p text:style-name="Standard">По отношениям скучая,</text:p>
      <text:p text:style-name="Standard"><text:soft-page-break/>И только горькая слеза</text:p>
      <text:p text:style-name="Standard">Мне затуманила глаза.</text:p>
      <text:p text:style-name="Standard">Немало времени промчалось,</text:p>
      <text:p text:style-name="Standard">Я успокоился. Осталось</text:p>
      <text:p text:style-name="Standard">Воспоминание и грусть.</text:p>
      <text:p text:style-name="Standard">Я говорил себе "И пусть!</text:p>
      <text:p text:style-name="Standard">Пусть не моя ты, все равно,</text:p>
      <text:p text:style-name="Standard">Тебя я помню, хоть давно</text:p>
      <text:p text:style-name="Standard">Расстались мы, причем отвратно.</text:p>
      <text:p text:style-name="Standard">Тогда мне было неприятно.</text:p>
      <text:p text:style-name="Standard">И я не смог бы изменить</text:p>
      <text:p text:style-name="Standard">Того, что есть, чему не быть."</text:p>
      <text:p text:style-name="Standard">Когда такое говорил,</text:p>
      <text:p text:style-name="Standard">Себе я душу бередил.</text:p>
      <text:p text:style-name="Standard">Но все прошло. Пора забыть</text:p>
      <text:p text:style-name="Standard">Все то, что есть, чему не быть.</text:p>
      <text:p text:style-name="Standard"/>
      <text:p text:style-name="Standard"/>
      <text:p text:style-name="Standard">Нескладно, но вот захотелось!</text:p>
      <text:p text:style-name="Standard">8 ноя, 2007 at 3:07 PM</text:p>
      <text:p text:style-name="Standard"/>
      <text:p text:style-name="Standard">А снег идет, и дела нет ему</text:p>
      <text:p text:style-name="Standard">До нас совсем. И потому</text:p>
      <text:p text:style-name="Standard">Снежинки падают, не суетясь,</text:p>
      <text:p text:style-name="Standard">То хлопьями, то по отдельности, кружась.</text:p>
      <text:p text:style-name="Standard">Застыло время. Снежной пеленой</text:p>
      <text:p text:style-name="Standard">Земля укрыта, и деревья спят,</text:p>
      <text:p text:style-name="Standard">Лишь люди, как обычно, день деньской</text:p>
      <text:p text:style-name="Standard">Куда-то по своим делам спешат.</text:p>
      <text:p text:style-name="Standard">Порывом ветра волос разметав,</text:p>
      <text:p text:style-name="Standard">Как снежным веером пройдя навстречу,</text:p>
      <text:p text:style-name="Standard">Идет Зима, своей поры не подождав,</text:p>
      <text:p text:style-name="Standard">И превращает утро в вечер.</text:p>
      <text:p text:style-name="Standard">И вновь приходит странная усталость,</text:p>
      <text:p text:style-name="Standard">И вновь уже почувствовал народ,</text:p>
      <text:p text:style-name="Standard">Что времени совсем чуть-чуть осталось,</text:p>
      <text:p text:style-name="Standard">Что уж не за горами Новый Год...</text:p>
      <text:p text:style-name="Standard"/>
      <text:p text:style-name="Standard"/>
      <text:p text:style-name="Standard">нескладно, зато насущно</text:p>
      <text:p text:style-name="Standard">2 ноя, 2007 at 10:35 AM</text:p>
      <text:p text:style-name="Standard"/>
      <text:p text:style-name="Standard">Глаза, как угольки, раскалены -</text:p>
      <text:p text:style-name="Standard">Нет, то не гнев, не горькая слеза:</text:p>
      <text:p text:style-name="Standard">С утра у нас такие - полстраны,</text:p>
      <text:p text:style-name="Standard">От недосыпа красные глаза.</text:p>
      <text:p text:style-name="Standard"/>
      <text:p text:style-name="Standard"/>
      <text:p text:style-name="Standard">утренне-дразнительное</text:p>
      <text:p text:style-name="Standard">16 окт, 2007 at 11:28 AM</text:p>
      <text:p text:style-name="Standard"/>
      <text:p text:style-name="Standard">У человека в аське статус:</text:p>
      <text:p text:style-name="Standard"><text:soft-page-break/>Пока сидят админы, контроль не подведет,</text:p>
      <text:p text:style-name="Standard">И ни один их демон в кору не упадет.</text:p>
      <text:p text:style-name="Standard">Их трудная работа важней иных работ -</text:p>
      <text:p text:style-name="Standard">Из них ослабнет кто-то и сервер упадет.</text:p>
      <text:p text:style-name="Standard"/>
      <text:p text:style-name="Standard">Ну, не мог же я пройти мимо! :)</text:p>
      <text:p text:style-name="Standard"/>
      <text:p text:style-name="Standard">16.10.2007 11:25 Awkward: глядя на твой статус:</text:p>
      <text:p text:style-name="Standard">Пока есть программисты,</text:p>
      <text:p text:style-name="Standard">Не будет спать админ</text:p>
      <text:p text:style-name="Standard">Ведь те такие звери,</text:p>
      <text:p text:style-name="Standard">Что если он один,</text:p>
      <text:p text:style-name="Standard">Уже способен много</text:p>
      <text:p text:style-name="Standard">В программах натворить</text:p>
      <text:p text:style-name="Standard">И каждый сервер хакнуть</text:p>
      <text:p text:style-name="Standard">Иль просто уронить</text:p>
      <text:p text:style-name="Standard"/>
      <text:p text:style-name="Standard">Пока есть в мире юзеры,</text:p>
      <text:p text:style-name="Standard">Админ не спит спокойно,</text:p>
      <text:p text:style-name="Standard">Ведь даже лохи-лузеры,</text:p>
      <text:p text:style-name="Standard">Бывает, недостойно,</text:p>
      <text:p text:style-name="Standard">Ведут, пусть неумышленно,</text:p>
      <text:p text:style-name="Standard">Себя с компом и сеткой</text:p>
      <text:p text:style-name="Standard">И тоже могут все сломать</text:p>
      <text:p text:style-name="Standard">Своей работой меткой...</text:p>
      <text:p text:style-name="Standard"/>
      <text:p text:style-name="Standard">16.10.2007 11:26 umnik: Ненавистник :P</text:p>
      <text:p text:style-name="Standard">16.10.2007 11:26 Awkward: :) кого?</text:p>
      <text:p text:style-name="Standard">16.10.2007 11:26 umnik: нас. Админов</text:p>
      <text:p text:style-name="Standard">16.10.2007 11:26 Awkward: :) зря ты так :)</text:p>
      <text:p text:style-name="Standard">Админ - зверушка странная,</text:p>
      <text:p text:style-name="Standard">Полезная притом,</text:p>
      <text:p text:style-name="Standard">живет спокойно в серверной,</text:p>
      <text:p text:style-name="Standard">Ему там милый дом.</text:p>
      <text:p text:style-name="Standard">И если что ломается,</text:p>
      <text:p text:style-name="Standard">Пускай и за пивко,</text:p>
      <text:p text:style-name="Standard">На помощь он заявится,</text:p>
      <text:p text:style-name="Standard">Починит все легко.</text:p>
      <text:p text:style-name="Standard"/>
      <text:p text:style-name="Standard"/>
      <text:p text:style-name="Standard">Бред (несерьезный)</text:p>
      <text:p text:style-name="Standard">21 июн, 2007 at 10:06 PM</text:p>
      <text:p text:style-name="Standard"/>
      <text:p text:style-name="Standard">Я все смотрю на ваш контакт,</text:p>
      <text:p text:style-name="Standard">Мучимый мыслею одною:</text:p>
      <text:p text:style-name="Standard">Кто все же больше виноват,</text:p>
      <text:p text:style-name="Standard">Что спите вы, но не со мною?</text:p>
      <text:p text:style-name="Standard"/>
      <text:p text:style-name="Standard">навеяно асечными контактами со статусом "сплю"</text:p>
      <text:p text:style-name="Standard"/>
      <text:p text:style-name="Standard"/>
      <text:p text:style-name="Standard">мрачное вечернее</text:p>
      <text:p text:style-name="Standard"><text:soft-page-break/>4 июн, 2007 at 10:10 PM</text:p>
      <text:p text:style-name="Standard"/>
      <text:p text:style-name="Standard">Опять остался я наедине с собой,</text:p>
      <text:p text:style-name="Standard">Мечусь по дому, просто сам не свой.</text:p>
      <text:p text:style-name="Standard">И как неуправляемой волной,</text:p>
      <text:p text:style-name="Standard">Наружу рвется... нет, не стон, но вой.</text:p>
      <text:p text:style-name="Standard"/>
      <text:p text:style-name="Standard">С надрывом музыка в компьютере гремит,</text:p>
      <text:p text:style-name="Standard">Быть может, зря, раз за собой манит.</text:p>
      <text:p text:style-name="Standard">О чем-то голос песенный кричит,</text:p>
      <text:p text:style-name="Standard">Вот так душа моя сейчас звучит.</text:p>
      <text:p text:style-name="Standard"/>
      <text:p text:style-name="Standard">И за окном уже почти стемнело,</text:p>
      <text:p text:style-name="Standard">И появился нездоровый блеск в глазах,</text:p>
      <text:p text:style-name="Standard">Хотя... к<text:span text:style-name="T1">о</text:span>му какое дело,</text:p>
      <text:p text:style-name="Standard">Тоска, Усталость это или Страх.</text:p>
      <text:p text:style-name="Standard"/>
      <text:p text:style-name="Standard"/>
      <text:p text:style-name="Standard">насущное</text:p>
      <text:p text:style-name="Standard">3 июн, 2007 at 9:07 PM</text:p>
      <text:p text:style-name="Standard"/>
      <text:p text:style-name="Standard">Я в грусти как воде купаюсь</text:p>
      <text:p text:style-name="Standard">И вовсе тем не наслаждаюсь.</text:p>
      <text:p text:style-name="Standard">Как из противнейшего сна</text:p>
      <text:p text:style-name="Standard"><text:span text:style-name="T1">Незваною</text:span> пришла она.</text:p>
      <text:p text:style-name="Standard"/>
      <text:p text:style-name="Standard">И тишина, и рядом нет</text:p>
      <text:p text:style-name="Standard">Того, кто смог бы подбодрить.</text:p>
      <text:p text:style-name="Standard">О, как порой хотелось мне</text:p>
      <text:p text:style-name="Standard">Про все было позабыть...</text:p>
      <text:p text:style-name="Standard"/>
      <text:p text:style-name="Standard">Тоска опять одолевает</text:p>
      <text:p text:style-name="Standard">И темнотою покрывает</text:p>
      <text:p text:style-name="Standard">Куда свой взор не обращу...</text:p>
      <text:p text:style-name="Standard">Один - и потому грущу...</text:p>
      <text:p text:style-name="Standard"/>
      <text:p text:style-name="Standard"/>
      <text:p text:style-name="Standard">Навеяло с чего-то...</text:p>
      <text:p text:style-name="Standard">1 июн, 2007 at 9:52 PM</text:p>
      <text:p text:style-name="Standard"/>
      <text:p text:style-name="Standard">На сердце - осень, а в глазах - печаль.</text:p>
      <text:p text:style-name="Standard">Не вышло - ожидаемо, но жаль.</text:p>
      <text:p text:style-name="Standard">И снова, снова будет расставание,</text:p>
      <text:p text:style-name="Standard">Всему виною разочарование.</text:p>
      <text:p text:style-name="Standard"/>
      <text:p text:style-name="Standard">И ты не ангел, я - не идеал,</text:p>
      <text:p text:style-name="Standard">Хоть это из нас каждый сразу знал,</text:p>
      <text:p text:style-name="Standard">В душе жила надежда, но она</text:p>
      <text:p text:style-name="Standard">Под слоем правды глубоко погребена.</text:p>
      <text:p text:style-name="Standard"/>
      <text:p text:style-name="Standard">В шкафу скелеты, тараканы в голове,</text:p>
      <text:p text:style-name="Standard">И настроение, как ветер по траве,</text:p>
      <text:p text:style-name="Standard"><text:soft-page-break/>Характер, возраст, <text:span text:style-name="T1">расстояние</text:span> - все против нас,</text:p>
      <text:p text:style-name="Standard">Боюсь, не первый, не последний раз.</text:p>
      <text:p text:style-name="Standard"/>
      <text:p text:style-name="Standard">Не забываю я, и в памяти храню.</text:p>
      <text:p text:style-name="Standard">Порой подобно горячайшему огню</text:p>
      <text:p text:style-name="Standard">Горит лишь о тебе воспоминание,</text:p>
      <text:p text:style-name="Standard">Будя внутри какое-то желание.</text:p>
      <text:p text:style-name="Standard"/>
      <text:p text:style-name="Standard">Творить, крушить, куда-то мчаться,</text:p>
      <text:p text:style-name="Standard">В какой-то старой тайне признаваться,</text:p>
      <text:p text:style-name="Standard">Забросить все, и новое начать</text:p>
      <text:p text:style-name="Standard">В надежде, что не буду вновь страдать.</text:p>
      <text:p text:style-name="Standard"/>
      <text:p text:style-name="Standard">Ах, если бы так просто это было,</text:p>
      <text:p text:style-name="Standard">Глядишь, и ты меня уже забыла,</text:p>
      <text:p text:style-name="Standard">А я... Все о твоей судьбе гадаю,</text:p>
      <text:p text:style-name="Standard">И внешне, может, рад, но вот в душе - страдаю.</text:p>
      <text:p text:style-name="Standard"/>
      <text:p text:style-name="Standard"/>
      <text:p text:style-name="Standard">28 май, 2007 12:08 AM</text:p>
      <text:p text:style-name="Standard"/>
      <text:p text:style-name="Standard">Сижу, с тобой опять болтаю,</text:p>
      <text:p text:style-name="Standard">И думаю все о своем:</text:p>
      <text:p text:style-name="Standard">Люблю, хоть и не обожаю,</text:p>
      <text:p text:style-name="Standard">Но нам, увы, не быть вдвоем...</text:p>
      <text:p text:style-name="Standard"/>
      <text:p text:style-name="Standard"/>
      <text:p text:style-name="Standard">27 май, 2007 <text:s/>3:15 PM</text:p>
      <text:p text:style-name="Standard"/>
      <text:p text:style-name="Standard">День в разгаре, действием полня,</text:p>
      <text:p text:style-name="Standard">Забирает под свое крыло меня,</text:p>
      <text:p text:style-name="Standard">А в голове одна лишь мысль витает,</text:p>
      <text:p text:style-name="Standard">Что мне тебя сегодня снова не хватает.</text:p>
      <text:p text:style-name="Standard"/>
      <text:p text:style-name="Standard">Вам</text:p>
      <text:p text:style-name="Standard">16 май, 2007 at 10:40 AM</text:p>
      <text:p text:style-name="Standard"/>
      <text:p text:style-name="Standard">Мы познакомились случайно в интернете,</text:p>
      <text:p text:style-name="Standard">Такое часто происходит в белом свете.</text:p>
      <text:p text:style-name="Standard">До самого утра, бывало,</text:p>
      <text:p text:style-name="Standard">Беседа наша с ней не утихала.</text:p>
      <text:p text:style-name="Standard">Но нет уж день ее, а вот уже два дня...</text:p>
      <text:p text:style-name="Standard">Обеспокоило такое вдруг меня.</text:p>
      <text:p text:style-name="Standard">Я заскучал, хотел ее увидеть</text:p>
      <text:p text:style-name="Standard">(Поверьте, я других не думал тут обидеть).</text:p>
      <text:p text:style-name="Standard">Я отправляю СМС, в ответ</text:p>
      <text:p text:style-name="Standard">Пришел не очень радостный привет.</text:p>
      <text:p text:style-name="Standard">Увы, она одна, больна, скучает,</text:p>
      <text:p text:style-name="Standard">Компьютер выключен, он только докучает.</text:p>
      <text:p text:style-name="Standard">И позвонить никто не догадался,</text:p>
      <text:p text:style-name="Standard">Один лишь безобразник-кот поблизости остался.</text:p>
      <text:p text:style-name="Standard"/>
      <text:p text:style-name="Standard"><text:soft-page-break/>Косясь одним глазком на книжку «Сирано...»,</text:p>
      <text:p text:style-name="Standard">Что навевает мне поэзию давно,</text:p>
      <text:p text:style-name="Standard">И чувства, кои подавлять привык,</text:p>
      <text:p text:style-name="Standard">Я здесь излил души негромкий крик.</text:p>
      <text:p text:style-name="Standard">Обидно мне за девушку такую,</text:p>
      <text:p text:style-name="Standard">По-моему, так очень неплохую.</text:p>
      <text:p text:style-name="Standard">А ведь такое может с каждым быть,</text:p>
      <text:p text:style-name="Standard">Когда все могут попросту ЗАБЫТЬ.</text:p>
      <text:p text:style-name="Standard"/>
      <text:p text:style-name="Standard">И хоть не ангел я, и сам порой скрываю</text:p>
      <text:p text:style-name="Standard">Слова в молчанья пелене, но я не забываю.</text:p>
      <text:p text:style-name="Standard">И в верующего если б обратился,</text:p>
      <text:p text:style-name="Standard">Наверное, о всех вас помолился.</text:p>
      <text:p text:style-name="Standard"/>
      <text:p text:style-name="Standard">Да что там говорить... я сам с собой играю...</text:p>
      <text:p text:style-name="Standard">В уме я ваши имена перебираю.</text:p>
      <text:p text:style-name="Standard">Хотелось, чтоб больничные покровы</text:p>
      <text:p text:style-name="Standard">Забыли вы. Так будьте же здоровы!</text:p>
      <text:p text:style-name="Standard"/>
      <text:p text:style-name="Standard"/>
      <text:p text:style-name="Standard">25 апр, 2007 9:59 PM</text:p>
      <text:p text:style-name="Standard"/>
      <text:p text:style-name="Standard">Обрывки мыслей и потухший взгляд,</text:p>
      <text:p text:style-name="Standard">Чужие голоса и мерный гул машин,</text:p>
      <text:p text:style-name="Standard">В квартире полумрак, как много дней подряд,</text:p>
      <text:p text:style-name="Standard">Устал я, снова вечером один.</text:p>
      <text:p text:style-name="Standard"/>
      <text:p text:style-name="Standard">Жду как спасения я новую зарю,</text:p>
      <text:p text:style-name="Standard">Как Феникс чтобы возродиться,</text:p>
      <text:p text:style-name="Standard">Я внешне хладен, но внутри горю</text:p>
      <text:p text:style-name="Standard">И это уже очень долго длится.</text:p>
      <text:p text:style-name="Standard"/>
      <text:p text:style-name="Standard">Померкли краски дня, и вот</text:p>
      <text:p text:style-name="Standard">Уж Ночь идет, Её Высочество.</text:p>
      <text:p text:style-name="Standard">Но что она с собою принесёт?</text:p>
      <text:p text:style-name="Standard">Все то же: только одиночество.</text:p>
      <text:p text:style-name="Standard"/>
      <text:p text:style-name="Standard">Я это не от радости пишу,</text:p>
      <text:p text:style-name="Standard">Лишь в слове есть сейчас мое спасение.</text:p>
      <text:p text:style-name="Standard">Но никого о чем-то не прошу,</text:p>
      <text:p text:style-name="Standard">Увы, быть одному – мое решение.</text:p>
      <text:p text:style-name="Standard"/>
      <text:p text:style-name="Standard">Судьба давала шанс, отверг его -</text:p>
      <text:p text:style-name="Standard">Без чувств общение не так уж и приятно.</text:p>
      <text:p text:style-name="Standard">И не осталось больше ничего,</text:p>
      <text:p text:style-name="Standard">И вряд ли можно что вернуть обратно.</text:p>
      <text:p text:style-name="Standard"/>
      <text:p text:style-name="Standard">Быть может, сон поможет мне забыться,</text:p>
      <text:p text:style-name="Standard">И смоет грусть как талою водой,</text:p>
      <text:p text:style-name="Standard">И что-нибудь хорошее приснится</text:p>
      <text:p text:style-name="Standard">Под одинокой, как и я, луной седой…</text:p>
      <text:p text:style-name="Standard"/>
      <text:p text:style-name="Standard"><text:soft-page-break/></text:p>
      <text:p text:style-name="Standard">25 апр, 2007 at 12:59 AM</text:p>
      <text:p text:style-name="Standard"/>
      <text:p text:style-name="Standard">Как жаль, что нам не суждено</text:p>
      <text:p text:style-name="Standard">Когда-нибудь да повстречаться,</text:p>
      <text:p text:style-name="Standard">В глаза друг другу посмотреть,</text:p>
      <text:p text:style-name="Standard">Обняться и поцеловаться.</text:p>
      <text:p text:style-name="Standard">Не тронуть волосы рукой,</text:p>
      <text:p text:style-name="Standard">Вдвоем луной не любоваться...</text:p>
      <text:p text:style-name="Standard">Не суждено найти любовь</text:p>
      <text:p text:style-name="Standard">И никогда не расставаться.</text:p>
      <text:p text:style-name="Standard"/>
      <text:p text:style-name="Standard"/>
      <text:p text:style-name="Standard">4 апр, 2007 11:33 PM</text:p>
      <text:p text:style-name="Standard"/>
      <text:p text:style-name="Standard">Когда-нибудь уйду я навсегда.</text:p>
      <text:p text:style-name="Standard">Вы не заметите, вы в суете, заботе,</text:p>
      <text:p text:style-name="Standard">Очнетесь - и меня вы не найдете.</text:p>
      <text:p text:style-name="Standard">Но ведь, по сути, это ерунда.</text:p>
      <text:p text:style-name="Standard">Не первый я, и не последний буду,</text:p>
      <text:p text:style-name="Standard">кто так ушел, оставив за собой</text:p>
      <text:p text:style-name="Standard">Случайное воспоминание порой,</text:p>
      <text:p text:style-name="Standard">И очень скоро обо мне забудут.</text:p>
      <text:p text:style-name="Standard">Куда уйду, я даже сам не знаю</text:p>
      <text:p text:style-name="Standard">Исчезну просто, сгину без следа.</text:p>
      <text:p text:style-name="Standard">И неповинна будет в том беда.</text:p>
      <text:p text:style-name="Standard">Я словно в мир иной отсюда улетаю.</text:p>
      <text:p text:style-name="Standard"/>
      <text:p text:style-name="Standard">И будут новые знакомые,</text:p>
      <text:p text:style-name="Standard">И будут снова развлечения,</text:p>
      <text:p text:style-name="Standard">И жизни пестрое течение,</text:p>
      <text:p text:style-name="Standard">Минуты счастья невесомые.</text:p>
      <text:p text:style-name="Standard"/>
      <text:p text:style-name="Standard">Быть может, мы еще пересеч<text:span text:style-name="T1">ё</text:span>мся,</text:p>
      <text:p text:style-name="Standard">Столкнувшись. Мир не так уж и велик.</text:p>
      <text:p text:style-name="Standard">Махнем рукой друг другу, мило улыбнемся,</text:p>
      <text:p text:style-name="Standard">И снова в этой жизни разминемся.</text:p>
      <text:p text:style-name="Standard"/>
      <text:p text:style-name="Standard"/>
      <text:p text:style-name="Standard">незаконченный экспромт</text:p>
      <text:p text:style-name="Standard">15 мар, 2007 at 9:16 PM</text:p>
      <text:p text:style-name="Standard"/>
      <text:p text:style-name="Standard">Как покрывало, опустилась грусть</text:p>
      <text:p text:style-name="Standard">Ее причину даже сам не знаю,</text:p>
      <text:p text:style-name="Standard">Сижу, один, и думаю: "А, пусть!"</text:p>
      <text:p text:style-name="Standard">Ее я каждый день переживаю.</text:p>
      <text:p text:style-name="Standard">Приходит утро, бодростью пьяня,</text:p>
      <text:p text:style-name="Standard">Фонтан энергии от солнца заряжаю,</text:p>
      <text:p text:style-name="Standard">Но только опустится тьма,</text:p>
      <text:p text:style-name="Standard">Я словно старый пруд пересыхаю.</text:p>
      <text:p text:style-name="Standard">Как птица феникс, воскресаю вновь,</text:p>
      <text:p text:style-name="Standard">Чтобы творить и многое успеть,</text:p>
      <text:p text:style-name="Standard"><text:soft-page-break/>Забыть про страх, про горечь и любовь,</text:p>
      <text:p text:style-name="Standard">Ну а к закату снова умереть.</text:p>
      <text:p text:style-name="Standard">Опять я жду того, кто не придет,</text:p>
      <text:p text:style-name="Standard">Опять я прошлое напрасно вспоминаю.</text:p>
      <text:p text:style-name="Standard">Попав однажды в Чувства переплет,</text:p>
      <text:p text:style-name="Standard">Я боль глушу, но все равно страдаю.</text:p>
      <text:p text:style-name="Standard"/>
      <text:p text:style-name="Standard"/>
      <text:p text:style-name="Standard">15 мар, 2007 at 12:29 PM</text:p>
      <text:p text:style-name="Standard"/>
      <text:p text:style-name="Standard">Почему на душе вновь тоскливо?</text:p>
      <text:p text:style-name="Standard">Я один, среди толпы людей.</text:p>
      <text:p text:style-name="Standard">А задуматься - это не диво,</text:p>
      <text:p text:style-name="Standard">Ведь не вижу хороших друзей.</text:p>
      <text:p text:style-name="Standard">Мне б хотелось опять повстречаться,</text:p>
      <text:p text:style-name="Standard">Погулять, посидеть, поболтать,</text:p>
      <text:p text:style-name="Standard">Ненадолго потом расставаться,</text:p>
      <text:p text:style-name="Standard">Чтобы встретиться позже опять.</text:p>
      <text:p text:style-name="Standard">Но они далеки, и дорога</text:p>
      <text:p text:style-name="Standard">Нелегка для поездок таких.</text:p>
      <text:p text:style-name="Standard">Кто мне нужен, не так их и много,</text:p>
      <text:p text:style-name="Standard">Я про них написал этот стих.</text:p>
      <text:p text:style-name="Standard"/>
      <text:p text:style-name="Standard"/>
      <text:p text:style-name="Standard">со скуки</text:p>
      <text:p text:style-name="Standard">10 мар, 2007 at 2:20 PM</text:p>
      <text:p text:style-name="Standard"/>
      <text:p text:style-name="Standard">Скучал на работе сегодня, скучал, пропрограммил чуток, стишки посочинял.</text:p>
      <text:p text:style-name="Standard">На тему игры Рагнарек Онлайн...</text:p>
      <text:p text:style-name="Standard"/>
      <text:p text:style-name="Standard">Однажды, в студеную зимнюю пору</text:p>
      <text:p text:style-name="Standard">Цыганка взошла на высокую гору.</text:p>
      <text:p text:style-name="Standard">И долго Сасквочи понять не могли,</text:p>
      <text:p text:style-name="Standard">Что за снеговик возникает вдали...</text:p>
      <text:p text:style-name="Standard"/>
      <text:p text:style-name="Standard">однажды очень жарким летом</text:p>
      <text:p text:style-name="Standard">бард с цыганкой пел дуэтом.</text:p>
      <text:p text:style-name="Standard">от этого концерта мобы</text:p>
      <text:p text:style-name="Standard">умчались в дальние трущобы.</text:p>
      <text:p text:style-name="Standard"/>
      <text:p text:style-name="Standard">цыганка на руке гадала</text:p>
      <text:p text:style-name="Standard">и пару карточек украла.</text:p>
      <text:p text:style-name="Standard">от зависти в конце недели</text:p>
      <text:p text:style-name="Standard">все лутеры п<text:span text:style-name="T1">о</text:span>зеленели.</text:p>
      <text:p text:style-name="Standard"/>
      <text:p text:style-name="Standard">цыганка плетку потеряла</text:p>
      <text:p text:style-name="Standard">и очень горестно рыдала</text:p>
      <text:p text:style-name="Standard">никто так и не догадался,</text:p>
      <text:p text:style-name="Standard">что у нее лук оставался.</text:p>
      <text:p text:style-name="Standard"/>
      <text:p text:style-name="Standard">Сказал ей зомби: "Вас хочу!"</text:p>
      <text:p text:style-name="Standard">В ответ цыганка: "Закричу!"</text:p>
      <text:p text:style-name="Standard"><text:soft-page-break/>Не внял мертвец - сам виноват,</text:p>
      <text:p text:style-name="Standard">теперь порублен он в салат.</text:p>
      <text:p text:style-name="Standard"/>
      <text:p text:style-name="Standard">Кольцо Нибелунга в Бездну свалилось</text:p>
      <text:p text:style-name="Standard">И как это только так получилось?</text:p>
      <text:p text:style-name="Standard">Крик, жуткий танец и целый дождь стрел -</text:p>
      <text:p text:style-name="Standard">Цыганку унять никто не успел.</text:p>
      <text:p text:style-name="Standard"/>
      <text:p text:style-name="Standard">прист с цыганкой поругался,</text:p>
      <text:p text:style-name="Standard">зря старался, надрывался,</text:p>
      <text:p text:style-name="Standard">он сильней, мол, возмущался..</text:p>
      <text:p text:style-name="Standard">но бард круче оказался :(</text:p>
      <text:p text:style-name="Standard"/>
      <text:p text:style-name="Standard">Кто круче всех - извечный спор</text:p>
      <text:p text:style-name="Standard">И не решенный до сих пор.</text:p>
      <text:p text:style-name="Standard">Кого труднее всех убить</text:p>
      <text:p text:style-name="Standard">Не так-то просто и решить!</text:p>
      <text:p text:style-name="Standard"/>
      <text:p text:style-name="Standard">Когда поругались цыганка и Рог</text:p>
      <text:p text:style-name="Standard">От смеха священник вдруг занемог.</text:p>
      <text:p text:style-name="Standard">Он знал, что не выйдет из ссоры той прок,</text:p>
      <text:p text:style-name="Standard">Потому что ГВ закончится в срок.</text:p>
      <text:p text:style-name="Standard"/>
      <text:p text:style-name="Standard">Бард аккуратно гитару достал,</text:p>
      <text:p text:style-name="Standard">на пробу аккордов десяточек взял,</text:p>
      <text:p text:style-name="Standard">но толком сы<text:span text:style-name="T1">г</text:span>рать он так и не сыграл,</text:p>
      <text:p text:style-name="Standard">Ему Злой Друид струны все оборвал :(</text:p>
      <text:p text:style-name="Standard"/>
      <text:p text:style-name="Standard">Бот Быстро Бежал Бигфутов Бить</text:p>
      <text:p text:style-name="Standard">Слишком Старался Снайпером Слыть</text:p>
      <text:p text:style-name="Standard">Пасана Поближе Потом Подбежал</text:p>
      <text:p text:style-name="Standard">Достаточно Долго Долбил, Доставал.</text:p>
      <text:p text:style-name="Standard">Снайпер Старался, Стильно Стрелял...</text:p>
      <text:p text:style-name="Standard">...И победил! Всё, финал!</text:p>
      <text:p text:style-name="Standard"/>
      <text:p text:style-name="Standard"/>
      <text:p text:style-name="Standard">невнятное</text:p>
      <text:p text:style-name="Standard">5 мар, 2007 at 12:14 AM</text:p>
      <text:p text:style-name="Standard"/>
      <text:p text:style-name="Standard">Не надо денег миллионы,</text:p>
      <text:p text:style-name="Standard">Не надо лавровых венцов,</text:p>
      <text:p text:style-name="Standard">Вопрос: так все же, что мне нужно?</text:p>
      <text:p text:style-name="Standard">Какая цель, в конце концов?</text:p>
      <text:p text:style-name="Standard">За модой гнаться ежечасно,</text:p>
      <text:p text:style-name="Standard">Или грешить, себе в услад,</text:p>
      <text:p text:style-name="Standard">По-моему, так все напрасно,</text:p>
      <text:p text:style-name="Standard">Я этому и сам не рад.</text:p>
      <text:p text:style-name="Standard">О да, высоких идеалов,</text:p>
      <text:p text:style-name="Standard">Нам не хватает. Как же быть?</text:p>
      <text:p text:style-name="Standard">К чему идти, по ком равняться?</text:p>
      <text:p text:style-name="Standard">Не лучше ль просто все забыть?</text:p>
      <text:p text:style-name="Standard">Колонки взвоют от музона,</text:p>
      <text:p text:style-name="Standard"><text:soft-page-break/>Спокойно станет на душе,</text:p>
      <text:p text:style-name="Standard">Умчатся прочь переживанья,</text:p>
      <text:p text:style-name="Standard">И ты совсем не тот уже...</text:p>
      <text:p text:style-name="Standard">Что проку на других смотреть?</text:p>
      <text:p text:style-name="Standard">Зачем им в худшем подражать?</text:p>
      <text:p text:style-name="Standard">Так, как хочу, я буду жить,</text:p>
      <text:p text:style-name="Standard">И ночью тихо умирать...</text:p>
      <text:p text:style-name="Standard"/>
      <text:p text:style-name="Standard"/>
      <text:p text:style-name="Standard">27 фев, 2007 11:59 PM</text:p>
      <text:p text:style-name="Standard"/>
      <text:p text:style-name="Standard">Когда вечернею порой</text:p>
      <text:p text:style-name="Standard">Я прихожу к себе домой,</text:p>
      <text:p text:style-name="Standard">Когда улажены дела,</text:p>
      <text:p text:style-name="Standard">И голова еще цела</text:p>
      <text:p text:style-name="Standard">От этих будничных забот,</text:p>
      <text:p text:style-name="Standard">Что брали часто в оборот.</text:p>
      <text:p text:style-name="Standard">Готов к работе я любой,</text:p>
      <text:p text:style-name="Standard">Лишь не наедине с собой...</text:p>
      <text:p text:style-name="Standard"/>
      <text:p text:style-name="Standard"/>
      <text:p text:style-name="Standard">17 фев, 2007 12:11 AM</text:p>
      <text:p text:style-name="Standard"/>
      <text:p text:style-name="Standard">Не понимала ты, кто я,</text:p>
      <text:p text:style-name="Standard">Хотела то, что дать не мог.</text:p>
      <text:p text:style-name="Standard">Ну, что же, не забуду я</text:p>
      <text:p text:style-name="Standard">Жестокий жизненный урок.</text:p>
      <text:p text:style-name="Standard"/>
      <text:p text:style-name="Standard">Отныне сердце на века</text:p>
      <text:p text:style-name="Standard">Тебе одной будет закрыто,</text:p>
      <text:p text:style-name="Standard">Ведь ты смотрела с высока,</text:p>
      <text:p text:style-name="Standard">А сердце, бедное, разбито...</text:p>
      <text:p text:style-name="Standard"/>
      <text:p text:style-name="Standard">Очередное творение, экспромт под настроение.</text:p>
      <text:p text:style-name="Standard">26 янв, 2007 at 9:27 PM</text:p>
      <text:p text:style-name="Standard"/>
      <text:p text:style-name="Standard">Тяну я руки к Бесконечности,</text:p>
      <text:p text:style-name="Standard">Сквозь пальцы пропуская дни,</text:p>
      <text:p text:style-name="Standard">Которые полны беспечности,</text:p>
      <text:p text:style-name="Standard">Историей полны они.</text:p>
      <text:p text:style-name="Standard">Движенье плавное в событиях,</text:p>
      <text:p text:style-name="Standard">Рывок вперед, потом назад:</text:p>
      <text:p text:style-name="Standard">Все в бесполезнейших открытиях,</text:p>
      <text:p text:style-name="Standard">Которым ты не так уж рад.</text:p>
      <text:p text:style-name="Standard">То взлет, а то опять падение,</text:p>
      <text:p text:style-name="Standard">То смех, то слезы без конца,</text:p>
      <text:p text:style-name="Standard">То словно Демона видение,</text:p>
      <text:p text:style-name="Standard">То тень забытого лица.</text:p>
      <text:p text:style-name="Standard">Наполнен смыслом день текущий,</text:p>
      <text:p text:style-name="Standard">Но он пройдет, и вижу я,</text:p>
      <text:p text:style-name="Standard">Что он такой, как предыдущий:</text:p>
      <text:p text:style-name="Standard">Друзья, работа и семья.</text:p>
      <text:p text:style-name="Standard"><text:soft-page-break/>И все бы было замечательно,</text:p>
      <text:p text:style-name="Standard">Рутина лишь мешает нам.</text:p>
      <text:p text:style-name="Standard">И что особо примечательно,</text:p>
      <text:p text:style-name="Standard">Добро со злом напополам.</text:p>
      <text:p text:style-name="Standard">Миры другие маяками</text:p>
      <text:p text:style-name="Standard">Чаруют и ласкают взор,</text:p>
      <text:p text:style-name="Standard">Их солнца - маленькие звезды,</text:p>
      <text:p text:style-name="Standard">Творят загадочный узор.</text:p>
      <text:p text:style-name="Standard">И только в небе бесконечность,</text:p>
      <text:p text:style-name="Standard">И только в памяти живут,</text:p>
      <text:p text:style-name="Standard">Те, умер кто. Но то не вечность,</text:p>
      <text:p text:style-name="Standard">Когда-нибудь он уйдут.</text:p>
      <text:p text:style-name="Standard">А я хочу жить и смеяться,</text:p>
      <text:p text:style-name="Standard">Творить, иметь и все дарить,</text:p>
      <text:p text:style-name="Standard">Любить, страдать, но НАСЛАЖДАТЬСЯ,</text:p>
      <text:p text:style-name="Standard">И просто пользу приносить.</text:p>
      <text:p text:style-name="Standard"/>
      <text:p text:style-name="Standard"/>
      <text:p text:style-name="Standard">"Во дни сомнений, во дни тягостных раздумий..." (с)</text:p>
      <text:p text:style-name="Standard">19 дек, 2006 at 10:24 PM</text:p>
      <text:p text:style-name="Standard"/>
      <text:p text:style-name="Standard">Он весь в сомненьях, тягостных раздумьях,</text:p>
      <text:p text:style-name="Standard">Но не о судьбах родины своей.</text:p>
      <text:p text:style-name="Standard">Он хочет подождать и всё опять обмыслить,</text:p>
      <text:p text:style-name="Standard">Чтоб не смешить поспешностью людей.</text:p>
      <text:p text:style-name="Standard"/>
      <text:p text:style-name="Standard">PS. Это я просто плагин для Миранды модифицировал.</text:p>
      <text:p text:style-name="Standard"/>
      <text:p text:style-name="Standard"/>
      <text:p text:style-name="Standard">Извините, под настроение</text:p>
      <text:p text:style-name="Standard">22 ноя, 2006 at 5:00 PM</text:p>
      <text:p text:style-name="Standard"/>
      <text:p text:style-name="Standard">Подходит к завершенью день,</text:p>
      <text:p text:style-name="Standard">И мне опять работать лень.</text:p>
      <text:p text:style-name="Standard">Знакомой я одной сказал,</text:p>
      <text:p text:style-name="Standard">Что снова от людей устал.</text:p>
      <text:p text:style-name="Standard"/>
      <text:p text:style-name="Standard">Мне отпуск, вроде, не положен,</text:p>
      <text:p text:style-name="Standard">А значит, отдых нево<text:span text:style-name="T1">з</text:span>можен.</text:p>
      <text:p text:style-name="Standard">Не знаю, может еду я</text:p>
      <text:p text:style-name="Standard">В Москву, где многие друзья,</text:p>
      <text:p text:style-name="Standard">А может, дома остаюсь...</text:p>
      <text:p text:style-name="Standard">Нет, я дороги не боюсь,</text:p>
      <text:p text:style-name="Standard">Но настроенья ехать нет,</text:p>
      <text:p text:style-name="Standard">Чтоб даже передать привет.</text:p>
      <text:p text:style-name="Standard">Кому? Мне не с кем там встречаться,</text:p>
      <text:p text:style-name="Standard">Чтоб даже просто повидаться.</text:p>
      <text:p text:style-name="Standard">Ведь пятница - рабочий день,</text:p>
      <text:p text:style-name="Standard">А некоторым просто лень.</text:p>
      <text:p text:style-name="Standard"/>
      <text:p text:style-name="Standard">Короче, вновь хандра напала,</text:p>
      <text:p text:style-name="Standard">Настрой лишь портя, и немало.</text:p>
      <text:p text:style-name="Standard"><text:soft-page-break/>Я знаю, что она пройдет,</text:p>
      <text:p text:style-name="Standard">Когда это произойдет?</text:p>
      <text:p text:style-name="Standard"/>
      <text:p text:style-name="Standard">А значит, буду я искать,</text:p>
      <text:p text:style-name="Standard">Чем этот вечер вновь занять.</text:p>
      <text:p text:style-name="Standard">И чтоб нескучно было жить,</text:p>
      <text:p text:style-name="Standard">Могу селедкой закусить.</text:p>
      <text:p text:style-name="Standard">Огурчики, кусочек сыра</text:p>
      <text:p text:style-name="Standard">(тьфу, подвела поэта лира...)</text:p>
      <text:p text:style-name="Standard">Ну, в общем, чтоб уйти в отрыв,</text:p>
      <text:p text:style-name="Standard">Мне просто нужен перерыв!</text:p>
      <text:p text:style-name="Standard"/>
      <text:p text:style-name="Standard"/>
      <text:p text:style-name="Standard">очередной экспромт</text:p>
      <text:p text:style-name="Standard">18 окт, 2006 at 12:27 AM</text:p>
      <text:p text:style-name="Standard"/>
      <text:p text:style-name="Standard">А может, я Вас не любил,</text:p>
      <text:p text:style-name="Standard">И это все была игра?</text:p>
      <text:p text:style-name="Standard">Я все себе вообразил,</text:p>
      <text:p text:style-name="Standard">Страдая с ночи до утра.</text:p>
      <text:p text:style-name="Standard"/>
      <text:p text:style-name="Standard">Кому я это говорю?</text:p>
      <text:p text:style-name="Standard">Быть может, все она забыла.</text:p>
      <text:p text:style-name="Standard">Неважно, вновь я повторю:</text:p>
      <text:p text:style-name="Standard">Ведь все равно, все это было.</text:p>
      <text:p text:style-name="Standard"/>
      <text:p text:style-name="Standard">И пусть прошло, развеялось как дым,</text:p>
      <text:p text:style-name="Standard">Оставив лишь воспоминанья</text:p>
      <text:p text:style-name="Standard">Да привкус горечи внутри</text:p>
      <text:p text:style-name="Standard">От глупого переживанья.</text:p>
      <text:p text:style-name="Standard"/>
      <text:p text:style-name="Standard">Сейчас весь мир готов любить,</text:p>
      <text:p text:style-name="Standard">Сводя с ума людей вокруг.</text:p>
      <text:p text:style-name="Standard">И если мне кто не любовь,</text:p>
      <text:p text:style-name="Standard">То минимум - любимый друг :)</text:p>
      <text:p text:style-name="Standard"/>
      <text:p text:style-name="Standard">Я этой ночью не страдаю,</text:p>
      <text:p text:style-name="Standard">Мне хорошо, я вижу свет.</text:p>
      <text:p text:style-name="Standard">И всей душой сейчас желаю</text:p>
      <text:p text:style-name="Standard">Хранить его я много лет.</text:p>
      <text:p text:style-name="Standard"/>
      <text:p text:style-name="Standard">Прекрасна жизнь - все так банально,</text:p>
      <text:p text:style-name="Standard">Но это мысль моя честна.</text:p>
      <text:p text:style-name="Standard">Пусть что пишу я - ненормально,</text:p>
      <text:p text:style-name="Standard">И может прочитать ОНА...</text:p>
      <text:p text:style-name="Standard"/>
      <text:p text:style-name="Standard">Я не курил, не пил, не нюхал,</text:p>
      <text:p text:style-name="Standard">И не кололся, не глотал.</text:p>
      <text:p text:style-name="Standard">Я просто снова в мир влюбился</text:p>
      <text:p text:style-name="Standard">И эти строки написал. :)</text:p>
      <text:p text:style-name="Standard"/>
      <text:p text:style-name="Standard"/>
      <text:p text:style-name="Standard"><text:soft-page-break/>Один из способов бороться с чем-то, что тревожит - высказаться об этом.</text:p>
      <text:p text:style-name="Standard">Вчера наводил окончательную "чистку" в почте, нашел одно письмо ЕЙ...</text:p>
      <text:p text:style-name="Standard"/>
      <text:p text:style-name="Standard"/>
      <text:p text:style-name="Standard">Да, я ревнив, да, я наивен,</text:p>
      <text:p text:style-name="Standard">Порою сам себе противен,</text:p>
      <text:p text:style-name="Standard">И раздражителен порой</text:p>
      <text:p text:style-name="Standard">(Но раздражен я не тобой!)</text:p>
      <text:p text:style-name="Standard">Живу без смысла, убивает</text:p>
      <text:p text:style-name="Standard">меня такая мысль (бывает,</text:p>
      <text:p text:style-name="Standard">я что-то делаю другим).</text:p>
      <text:p text:style-name="Standard">Но нелегко мне быть самим</text:p>
      <text:p text:style-name="Standard">С собою честным - увы, да,</text:p>
      <text:p text:style-name="Standard">Вся моя жизнь - так, ерунда.</text:p>
      <text:p text:style-name="Standard">Проходят дни, недели, годы</text:p>
      <text:p text:style-name="Standard">Казалось бы, полны свободы.</text:p>
      <text:p text:style-name="Standard">К чему она? Ведь не любя...</text:p>
      <text:p text:style-name="Standard"/>
      <text:p text:style-name="Standard">Тут что касается тебя...</text:p>
      <text:p text:style-name="Standard">Люблю ли я тебя - не знаю,</text:p>
      <text:p text:style-name="Standard">Но очень часто вспоминаю.</text:p>
      <text:p text:style-name="Standard">Росток фантазии, бывает,</text:p>
      <text:p text:style-name="Standard">В дрожь подростковую вгоняет.</text:p>
      <text:p text:style-name="Standard">Союз наш так невероятен,</text:p>
      <text:p text:style-name="Standard">Но был бы все же мне приятен.</text:p>
      <text:p text:style-name="Standard">Что ж, остается только ждать,</text:p>
      <text:p text:style-name="Standard">быть может... но к чему гадать?</text:p>
      <text:p text:style-name="Standard">Мы слишком разные, увы!</text:p>
      <text:p text:style-name="Standard">(Это - касаясь головы.</text:p>
      <text:p text:style-name="Standard">Ведь психология различна</text:p>
      <text:p text:style-name="Standard">и вкусы. Что тебе привычно,</text:p>
      <text:p text:style-name="Standard">то может, не подходит мне,</text:p>
      <text:p text:style-name="Standard">ну, и наоборот) Во сне</text:p>
      <text:p text:style-name="Standard">Ты мне не снишься: и не диво.</text:p>
      <text:p text:style-name="Standard">Пусть это не звучит красиво,</text:p>
      <text:p text:style-name="Standard">но мне страдать еще во снах?</text:p>
      <text:p text:style-name="Standard">Спасибо! И это не страх,</text:p>
      <text:p text:style-name="Standard">Лишь спя, могу я утешаться,</text:p>
      <text:p text:style-name="Standard">От моей жизни отрешаться.</text:p>
      <text:p text:style-name="Standard">А тут, представь: я просыпаюсь</text:p>
      <text:p text:style-name="Standard">И тут же вновь тебя лишаюсь...</text:p>
      <text:p text:style-name="Standard">Нет, положение друзей</text:p>
      <text:p text:style-name="Standard">(наверно, мне пора в музей</text:p>
      <text:p text:style-name="Standard">как устаревшему герою)</text:p>
      <text:p text:style-name="Standard">Меня устроит, ведь горою</text:p>
      <text:p text:style-name="Standard">Всегда смогу встать за тебя</text:p>
      <text:p text:style-name="Standard">Не обязательно любя,</text:p>
      <text:p text:style-name="Standard">Не соблазняя - не умею,</text:p>
      <text:p text:style-name="Standard">да и, наверно, не посмею,</text:p>
      <text:p text:style-name="Standard">Но помощь другу оказав,</text:p>
      <text:p text:style-name="Standard">Лишь дружбы обязательства приняв...</text:p>
      <text:p text:style-name="Standard"/>
      <text:p text:style-name="Standard"><text:soft-page-break/>К чему я?! Это все пустое</text:p>
      <text:p text:style-name="Standard">Забудь, забудь как страшный сон</text:p>
      <text:p text:style-name="Standard">Стих о посредственном герое</text:p>
      <text:p text:style-name="Standard">Который может быть влюблен...</text:p>
      <text:p text:style-name="Standard"/>
      <text:p text:style-name="Standard"/>
      <text:p text:style-name="Standard">14 июл, 2006 at 11:25 PM</text:p>
      <text:p text:style-name="Standard"/>
      <text:p text:style-name="Standard">Когда помирятся мои душа и разум, я не знаю:</text:p>
      <text:p text:style-name="Standard">Вновь сердцем я хочу любви, увы, ее же отвергаю.</text:p>
      <text:p text:style-name="Standard">Друзья, работа, сон, забота - мое лекарство постоя<text:span text:style-name="T1">н</text:span>ное.</text:p>
      <text:p text:style-name="Standard">И через это, как всегда, я забываю про желанное.</text:p>
      <text:p text:style-name="Standard">Но как, наедине с собой, мирить те противоположности,</text:p>
      <text:p text:style-name="Standard">Что не дают уже давно мне реализовать возможности.</text:p>
      <text:p text:style-name="Standard">Я повторяю вновь и вновь себе уже давно, с отрочества,</text:p>
      <text:p text:style-name="Standard">Моя свобода, как ни кинь, не будет и без одиночества.</text:p>
      <text:p text:style-name="Standard"/>
      <text:p text:style-name="Standard"/>
      <text:p text:style-name="Standard">17 авг, 2005 8:06 AM</text:p>
      <text:p text:style-name="Standard"/>
      <text:p text:style-name="Standard">«Ты сам лишь виноват, не стоит обвинять людей,</text:p>
      <text:p text:style-name="Standard">Смотри, ты сам все это сотворил!»</text:p>
      <text:p text:style-name="Standard">И я смотрел...И видел на руке твоей</text:p>
      <text:p text:style-name="Standard">Браслет, что я когда-то подарил.</text:p>
      <text:p text:style-name="Standard">По дому я бродил, смущаясь,</text:p>
      <text:p text:style-name="Standard">Боясь смотреть тебе в глаза,</text:p>
      <text:p text:style-name="Standard">Хозяйством тихо занимаясь,</text:p>
      <text:p text:style-name="Standard">Но не закончилась гроза.</text:p>
      <text:p text:style-name="Standard">Ты то и дело обвиняла,</text:p>
      <text:p text:style-name="Standard">Меня хотела разозлить.</text:p>
      <text:p text:style-name="Standard">Наверное, не понимала</text:p>
      <text:p text:style-name="Standard">Что мои чувства не убить.</text:p>
      <text:p text:style-name="Standard">Я огорчался только больше,</text:p>
      <text:p text:style-name="Standard">И не было тому предела.</text:p>
      <text:p text:style-name="Standard">И мне судьба казалась горше,</text:p>
      <text:p text:style-name="Standard">Скажи, ты этого хотела?</text:p>
      <text:p text:style-name="Standard">Я умолкал, я замыкался.</text:p>
      <text:p text:style-name="Standard">Как привидение бродил.</text:p>
      <text:p text:style-name="Standard">Я чувства скрыть свои пытался</text:p>
      <text:p text:style-name="Standard">И ничего не объяснил.</text:p>
      <text:p text:style-name="Standard">Не ангел я, со мною тяжко,</text:p>
      <text:p text:style-name="Standard">Всегда я это говорил.</text:p>
      <text:p text:style-name="Standard">А ты не верила, бедняжка,</text:p>
      <text:p text:style-name="Standard">Пока я крепко не сглупил.</text:p>
      <text:p text:style-name="Standard"/>
      <text:p text:style-name="Standard">Что ж, все закончилось теперь.</text:p>
      <text:p text:style-name="Standard">Я залечу сердечну рану,</text:p>
      <text:p text:style-name="Standard">Открою будущему дверь,</text:p>
      <text:p text:style-name="Standard">Но вот любить – не перестану.</text:p>
      <text:p text:style-name="Standard"/>
      <text:p text:style-name="Standard"/>
      <text:p text:style-name="Standard">16 авг, 2005 8:43 AM</text:p>
      <text:p text:style-name="Standard"><text:soft-page-break/></text:p>
      <text:p text:style-name="Standard">Мой промах, нет, ошибка роковая,</text:p>
      <text:p text:style-name="Standard">Разбила даже то, что уцелеть могло.</text:p>
      <text:p text:style-name="Standard">И море боли, бурями играя,</text:p>
      <text:p text:style-name="Standard">Внезапно между нами пролегло.</text:p>
      <text:p text:style-name="Standard"/>
      <text:p text:style-name="Standard">Увы, то, что случилось – не забылось.</text:p>
      <text:p text:style-name="Standard">Казалось, отгремела уж гроза,</text:p>
      <text:p text:style-name="Standard">Но как тогда такое получилось,</text:p>
      <text:p text:style-name="Standard">Что слезы набежали на глаза?</text:p>
      <text:p text:style-name="Standard"/>
      <text:p text:style-name="Standard">Я проживу, я снова успокоюсь,</text:p>
      <text:p text:style-name="Standard">Тая в воспоминаниях вину</text:p>
      <text:p text:style-name="Standard">Себе, общению откроюсь,</text:p>
      <text:p text:style-name="Standard">Подобно приоткрытому окну.</text:p>
      <text:p text:style-name="Standard"/>
      <text:p text:style-name="Standard">В конце концов, я много ошибался,</text:p>
      <text:p text:style-name="Standard">Но все же, как ни странно, выживал.</text:p>
      <text:p text:style-name="Standard">Поступок пусть ужасным оказался,</text:p>
      <text:p text:style-name="Standard">Но я такого все же не желал.</text:p>
      <text:p text:style-name="Standard"/>
      <text:p text:style-name="Standard">Нельзя любить заставить человека,</text:p>
      <text:p text:style-name="Standard">Коль нет к тебе любви, смирись, и так живи.</text:p>
      <text:p text:style-name="Standard">Но трудно жить еще как минимум полвека</text:p>
      <text:p text:style-name="Standard">Боясь, но страстно ожидать любви.</text:p>
      <text:p text:style-name="Standard"/>
      <text:p text:style-name="Standard">И эти строки будут мной забыты.</text:p>
      <text:p text:style-name="Standard">Быть может, даже рассмеюсь потом.</text:p>
      <text:p text:style-name="Standard">Но только чувства-то сейчас разбиты</text:p>
      <text:p text:style-name="Standard">Напоминая постоянно о былом.</text:p>
      <text:p text:style-name="Standard"/>
      <text:p text:style-name="Standard"/>
      <text:p text:style-name="Standard"/>
      <text:p text:style-name="Standard">под настроение</text:p>
      <text:p text:style-name="Standard">15 авг, 2005 at 9:06 PM</text:p>
      <text:p text:style-name="Standard"/>
      <text:p text:style-name="Standard">Любовь убивает, когда нераздельна,</text:p>
      <text:p text:style-name="Standard">Жалость других к тебе тоже беда.</text:p>
      <text:p text:style-name="Standard">Наверное, глупость моя беспредельна,</text:p>
      <text:p text:style-name="Standard">Ошибки мои губят все как всегда.</text:p>
      <text:p text:style-name="Standard">Да, я виноват, я серьезно в том каюсь,</text:p>
      <text:p text:style-name="Standard">Раз боль причинил той, кого полюбил.</text:p>
      <text:p text:style-name="Standard">И я извиваюсь, исправить пытаюсь,</text:p>
      <text:p text:style-name="Standard">Но поздно. Финал... И я всё погубил.</text:p>
      <text:p text:style-name="Standard">Отчаянья слезы, прощанья мгновенье...</text:p>
      <text:p text:style-name="Standard">Я все ей готов был на свете отдать.</text:p>
      <text:p text:style-name="Standard">Увы, бесполезно. Умчалось виденье.</text:p>
      <text:p text:style-name="Standard">И мне остается лишь только страдать.</text:p>
      <text:p text:style-name="Standard">Работа и быт отвлекают от боли.</text:p>
      <text:p text:style-name="Standard">А память... Да, в ней она будет всегда.</text:p>
      <text:p text:style-name="Standard">Хоть я успокоюсь, собрав в кулак воли,</text:p>
      <text:p text:style-name="Standard">Моя душа будет гореть и тогда.</text:p>
      <text:p text:style-name="Standard"><text:soft-page-break/>Не смог быть ей мужем, любовником, другом,</text:p>
      <text:p text:style-name="Standard">Не смог её возле себя удержать.</text:p>
      <text:p text:style-name="Standard">Я слаб и силен: там, где по сердцу плугом</text:p>
      <text:p text:style-name="Standard">Прошлись, зарастет, но шрам будет лежать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08:13:31.530000000</meta:creation-date>
    <dc:date>2019-05-29T08:23:53.579000000</dc:date>
    <meta:editing-duration>PT2S</meta:editing-duration>
    <meta:editing-cycles>1</meta:editing-cycles>
    <meta:document-statistic meta:table-count="0" meta:image-count="0" meta:object-count="0" meta:page-count="50" meta:paragraph-count="2093" meta:word-count="10918" meta:character-count="61131" meta:non-whitespace-character-count="52302"/>
    <meta:generator>LibreOffice/6.2.4.2$Windows_X86_64 LibreOffice_project/2412653d852ce75f65fbfa83fb7e7b669a126d64</meta:generator>
  </office:meta>
</office:document-meta>
</file>